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list-style-name="">
      <style:text-properties fo:font-weight="bold" officeooo:rsid="0ecd9eeb" officeooo:paragraph-rsid="000ae340" style:font-weight-asian="bold" style:font-weight-complex="bold"/>
    </style:style>
    <style:style style:name="P2" style:family="paragraph" style:parent-style-name="Heading_20_4" style:list-style-name="">
      <style:text-properties officeooo:paragraph-rsid="000ae340"/>
    </style:style>
    <style:style style:name="P3" style:family="paragraph" style:parent-style-name="Heading_20_5">
      <style:text-properties officeooo:paragraph-rsid="000ae340"/>
    </style:style>
    <style:style style:name="P4" style:family="paragraph" style:parent-style-name="Text_20_body" style:list-style-name="L1">
      <style:text-properties fo:font-weight="normal" officeooo:rsid="0f143aa0" officeooo:paragraph-rsid="000ae340" style:font-weight-asian="normal" style:font-weight-complex="normal"/>
    </style:style>
    <style:style style:name="P5" style:family="paragraph" style:parent-style-name="Text_20_body" style:list-style-name="L1">
      <style:text-properties fo:font-weight="normal" officeooo:rsid="3d5f27c1" officeooo:paragraph-rsid="000ae340" style:font-weight-asian="normal" style:font-weight-complex="normal"/>
    </style:style>
    <style:style style:name="P6" style:family="paragraph" style:parent-style-name="Text_20_body" style:list-style-name="L1">
      <style:text-properties fo:font-weight="normal" officeooo:rsid="3d5ffbe1" officeooo:paragraph-rsid="000ae340" style:font-weight-asian="normal" style:font-weight-complex="normal"/>
    </style:style>
    <style:style style:name="P7" style:family="paragraph" style:parent-style-name="Text_20_body" style:list-style-name="L1">
      <style:text-properties fo:font-weight="normal" officeooo:rsid="0ed7d80e" officeooo:paragraph-rsid="000ae340" style:font-weight-asian="normal" style:font-weight-complex="normal"/>
    </style:style>
    <style:style style:name="P8" style:family="paragraph" style:parent-style-name="Text_20_body" style:list-style-name="L1">
      <style:text-properties officeooo:paragraph-rsid="000ae340"/>
    </style:style>
    <style:style style:name="P9" style:family="paragraph" style:parent-style-name="Text_20_body" style:list-style-name="L1">
      <style:text-properties fo:font-weight="normal" officeooo:rsid="3d633a37" officeooo:paragraph-rsid="000ae340" style:font-weight-asian="normal" style:font-weight-complex="normal"/>
    </style:style>
    <style:style style:name="P10" style:family="paragraph" style:parent-style-name="Text_20_body" style:list-style-name="L1">
      <style:text-properties fo:font-weight="normal" officeooo:rsid="0ed3ae85" officeooo:paragraph-rsid="000ae340" style:font-weight-asian="normal" style:font-weight-complex="normal"/>
    </style:style>
    <style:style style:name="P11" style:family="paragraph" style:parent-style-name="Text_20_body" style:list-style-name="L1">
      <style:text-properties fo:font-weight="normal" officeooo:rsid="0ed419cb" officeooo:paragraph-rsid="000ae340" style:font-weight-asian="normal" style:font-weight-complex="normal"/>
    </style:style>
    <style:style style:name="P12" style:family="paragraph" style:parent-style-name="Text_20_body" style:list-style-name="L1">
      <style:text-properties fo:font-weight="normal" officeooo:rsid="0ed629f9" officeooo:paragraph-rsid="000ae340" style:font-weight-asian="normal" style:font-weight-complex="normal"/>
    </style:style>
    <style:style style:name="P13" style:family="paragraph" style:parent-style-name="Text_20_body" style:list-style-name="L1">
      <style:text-properties fo:font-weight="normal" officeooo:rsid="0ed4bf36" officeooo:paragraph-rsid="000ae340" style:font-weight-asian="normal" style:font-weight-complex="normal"/>
    </style:style>
    <style:style style:name="P14" style:family="paragraph" style:parent-style-name="Text_20_body">
      <style:text-properties officeooo:paragraph-rsid="000ae340"/>
    </style:style>
    <style:style style:name="P15" style:family="paragraph" style:parent-style-name="Text_20_body" style:list-style-name="L2">
      <style:text-properties fo:color="#c9211e" loext:opacity="100%" officeooo:rsid="002ffdf2" officeooo:paragraph-rsid="000ae340"/>
    </style:style>
    <style:style style:name="P16" style:family="paragraph" style:parent-style-name="Text_20_body" style:list-style-name="L2">
      <style:text-properties officeooo:paragraph-rsid="000ae340"/>
    </style:style>
    <style:style style:name="P17" style:family="paragraph" style:parent-style-name="Text_20_body" style:list-style-name="L2">
      <style:text-properties officeooo:rsid="0df5e3f4" officeooo:paragraph-rsid="000ae340"/>
    </style:style>
    <style:style style:name="P18" style:family="paragraph" style:parent-style-name="Text_20_body" style:list-style-name="L2">
      <style:text-properties officeooo:rsid="3d633a37" officeooo:paragraph-rsid="000ae340"/>
    </style:style>
    <style:style style:name="P19" style:family="paragraph" style:parent-style-name="Text_20_body" style:list-style-name="L2">
      <style:text-properties officeooo:rsid="2ad0458c" officeooo:paragraph-rsid="000ae340"/>
    </style:style>
    <style:style style:name="P20" style:family="paragraph" style:parent-style-name="Text_20_body" style:list-style-name="L2">
      <style:text-properties fo:color="#000000" loext:opacity="100%" officeooo:rsid="3b9f2b14" officeooo:paragraph-rsid="000ae340"/>
    </style:style>
    <style:style style:name="P21" style:family="paragraph" style:parent-style-name="Text_20_body" style:list-style-name="L2">
      <style:text-properties fo:color="#c9211e" loext:opacity="100%" officeooo:rsid="0241eed5" officeooo:paragraph-rsid="000ae340"/>
    </style:style>
    <style:style style:name="P22" style:family="paragraph" style:parent-style-name="Text_20_body" style:list-style-name="L2">
      <style:text-properties officeooo:rsid="0df8c3ce" officeooo:paragraph-rsid="000ae340"/>
    </style:style>
    <style:style style:name="P23" style:family="paragraph" style:parent-style-name="Text_20_body" style:list-style-name="L2">
      <style:text-properties fo:color="#000000" loext:opacity="100%" officeooo:rsid="0df8c3ce" officeooo:paragraph-rsid="000ae340"/>
    </style:style>
    <style:style style:name="P24" style:family="paragraph" style:parent-style-name="Text_20_body" style:list-style-name="L2">
      <style:text-properties officeooo:rsid="0dfa97f7" officeooo:paragraph-rsid="000ae340"/>
    </style:style>
    <style:style style:name="P25" style:family="paragraph" style:parent-style-name="Text_20_body" style:list-style-name="L2">
      <style:text-properties officeooo:rsid="0031da93" officeooo:paragraph-rsid="000ae340"/>
    </style:style>
    <style:style style:name="P26" style:family="paragraph" style:parent-style-name="Text_20_body" style:list-style-name="L2">
      <style:text-properties fo:color="#bf0041" loext:opacity="100%" fo:font-style="normal" fo:font-weight="normal" officeooo:rsid="0031da93" officeooo:paragraph-rsid="000ae340" style:font-style-asian="normal" style:font-weight-asian="normal" style:font-style-complex="normal" style:font-weight-complex="normal"/>
    </style:style>
    <style:style style:name="P27" style:family="paragraph" style:parent-style-name="Text_20_body" style:list-style-name="L2">
      <style:text-properties officeooo:rsid="04202f48" officeooo:paragraph-rsid="000ae340"/>
    </style:style>
    <style:style style:name="P28" style:family="paragraph" style:parent-style-name="Text_20_body" style:list-style-name="L2">
      <style:text-properties fo:font-style="normal" fo:font-weight="normal" officeooo:rsid="04202f48" officeooo:paragraph-rsid="000ae340" style:font-style-asian="normal" style:font-weight-asian="normal" style:font-style-complex="normal" style:font-weight-complex="normal"/>
    </style:style>
    <style:style style:name="P29" style:family="paragraph" style:parent-style-name="Text_20_body" style:list-style-name="L2">
      <style:text-properties fo:font-style="normal" fo:font-weight="normal" officeooo:rsid="0421a7c4" officeooo:paragraph-rsid="000ae340" style:font-style-asian="normal" style:font-weight-asian="normal" style:font-style-complex="normal" style:font-weight-complex="normal"/>
    </style:style>
    <style:style style:name="P30" style:family="paragraph" style:parent-style-name="Text_20_body" style:list-style-name="L2">
      <style:text-properties fo:font-style="normal" fo:font-weight="normal" officeooo:rsid="3b9f2b14" officeooo:paragraph-rsid="000ae340" style:font-style-asian="normal" style:font-weight-asian="normal" style:font-style-complex="normal" style:font-weight-complex="normal"/>
    </style:style>
    <style:style style:name="P31" style:family="paragraph" style:parent-style-name="Text_20_body">
      <style:text-properties officeooo:rsid="025edb51" officeooo:paragraph-rsid="000ae340"/>
    </style:style>
    <style:style style:name="P32" style:family="paragraph" style:parent-style-name="Text_20_body" style:list-style-name="L3">
      <style:text-properties officeooo:rsid="0e021079" officeooo:paragraph-rsid="000ae340"/>
    </style:style>
    <style:style style:name="P33" style:family="paragraph" style:parent-style-name="Text_20_body" style:list-style-name="L3">
      <style:text-properties officeooo:rsid="2b02f50f" officeooo:paragraph-rsid="000ae340"/>
    </style:style>
    <style:style style:name="P34" style:family="paragraph" style:parent-style-name="Text_20_body" style:list-style-name="L3">
      <style:text-properties officeooo:rsid="0dfc53cb" officeooo:paragraph-rsid="000ae340"/>
    </style:style>
    <style:style style:name="P35" style:family="paragraph" style:parent-style-name="Text_20_body" style:list-style-name="L3">
      <style:text-properties fo:font-style="normal" fo:font-weight="normal" officeooo:rsid="0dfc53cb" officeooo:paragraph-rsid="000ae340" style:font-style-asian="normal" style:font-weight-asian="normal" style:font-style-complex="normal" style:font-weight-complex="normal"/>
    </style:style>
    <style:style style:name="P36" style:family="paragraph" style:parent-style-name="Text_20_body" style:list-style-name="L3">
      <style:text-properties fo:font-style="normal" fo:font-weight="normal" officeooo:rsid="0fe59514" officeooo:paragraph-rsid="000ae340" style:font-style-asian="normal" style:font-weight-asian="normal" style:font-style-complex="normal" style:font-weight-complex="normal"/>
    </style:style>
    <style:style style:name="P37" style:family="paragraph" style:parent-style-name="Text_20_body" style:list-style-name="L3">
      <style:text-properties fo:font-style="normal" fo:font-weight="normal" officeooo:rsid="0fe75d02" officeooo:paragraph-rsid="000ae340" style:font-style-asian="normal" style:font-weight-asian="normal" style:font-style-complex="normal" style:font-weight-complex="normal"/>
    </style:style>
    <style:style style:name="P38" style:family="paragraph" style:parent-style-name="Text_20_body" style:list-style-name="L3">
      <style:text-properties fo:font-style="normal" fo:font-weight="normal" officeooo:rsid="0fec2d89" officeooo:paragraph-rsid="000ae340" style:font-style-asian="normal" style:font-weight-asian="normal" style:font-style-complex="normal" style:font-weight-complex="normal"/>
    </style:style>
    <style:style style:name="P39" style:family="paragraph" style:parent-style-name="Text_20_body" style:list-style-name="L3">
      <style:text-properties fo:font-style="normal" fo:font-weight="normal" officeooo:rsid="0fee0491" officeooo:paragraph-rsid="000ae340" style:font-style-asian="normal" style:font-weight-asian="normal" style:font-style-complex="normal" style:font-weight-complex="normal"/>
    </style:style>
    <style:style style:name="P40" style:family="paragraph" style:parent-style-name="Text_20_body" style:list-style-name="L3">
      <style:text-properties fo:font-style="normal" fo:font-weight="normal" officeooo:rsid="0fef4c52" officeooo:paragraph-rsid="000ae340" style:font-style-asian="normal" style:font-weight-asian="normal" style:font-style-complex="normal" style:font-weight-complex="normal"/>
    </style:style>
    <style:style style:name="P41" style:family="paragraph" style:parent-style-name="Text_20_body" style:list-style-name="L4">
      <style:text-properties fo:color="#c9211e" loext:opacity="100%" fo:font-style="normal" fo:font-weight="normal" officeooo:rsid="025edb51" officeooo:paragraph-rsid="000ae340" style:font-style-asian="normal" style:font-weight-asian="normal" style:font-style-complex="normal" style:font-weight-complex="normal"/>
    </style:style>
    <style:style style:name="P42" style:family="paragraph" style:parent-style-name="Text_20_body" style:list-style-name="L4">
      <style:text-properties fo:color="#000000" loext:opacity="100%" officeooo:rsid="0e09e45c" officeooo:paragraph-rsid="000ae340"/>
    </style:style>
    <style:style style:name="P43" style:family="paragraph" style:parent-style-name="Text_20_body" style:list-style-name="L4">
      <style:text-properties officeooo:rsid="0e09e45c" officeooo:paragraph-rsid="000ae340"/>
    </style:style>
    <style:style style:name="P44" style:family="paragraph" style:parent-style-name="Text_20_body" style:list-style-name="L4">
      <style:text-properties fo:color="#c9211e" loext:opacity="100%" fo:font-style="normal" fo:font-weight="normal" officeooo:rsid="02611246" officeooo:paragraph-rsid="000ae340" style:font-style-asian="normal" style:font-weight-asian="normal" style:font-style-complex="normal" style:font-weight-complex="normal"/>
    </style:style>
    <style:style style:name="P45" style:family="paragraph" style:parent-style-name="Text_20_body" style:list-style-name="L5">
      <style:text-properties officeooo:paragraph-rsid="000ae340"/>
    </style:style>
    <style:style style:name="P46" style:family="paragraph" style:parent-style-name="Text_20_body" style:list-style-name="L5">
      <style:text-properties fo:color="#c9211e" loext:opacity="100%" fo:font-style="normal" fo:font-weight="normal" officeooo:rsid="02611246" officeooo:paragraph-rsid="000ae340" style:font-style-asian="normal" style:font-weight-asian="normal" style:font-style-complex="normal" style:font-weight-complex="normal"/>
    </style:style>
    <style:style style:name="P47" style:family="paragraph" style:parent-style-name="Text_20_body" style:list-style-name="L5">
      <style:text-properties officeooo:rsid="0ccfba78" officeooo:paragraph-rsid="000ae340"/>
    </style:style>
    <style:style style:name="P48" style:family="paragraph" style:parent-style-name="Text_20_body" style:list-style-name="L5">
      <style:text-properties fo:color="#000000" loext:opacity="100%" officeooo:rsid="02611246" officeooo:paragraph-rsid="000ae340"/>
    </style:style>
    <style:style style:name="P49" style:family="paragraph" style:parent-style-name="Text_20_body" style:list-style-name="L5">
      <style:text-properties officeooo:rsid="025edb51" officeooo:paragraph-rsid="000ae340"/>
    </style:style>
    <style:style style:name="P50" style:family="paragraph" style:parent-style-name="Text_20_body" style:list-style-name="L5">
      <style:text-properties fo:color="#000000" loext:opacity="100%" fo:font-style="normal" fo:font-weight="normal" officeooo:rsid="0e08dd4d" officeooo:paragraph-rsid="000ae340" style:font-style-asian="normal" style:font-weight-asian="normal" style:font-style-complex="normal" style:font-weight-complex="normal"/>
    </style:style>
    <style:style style:name="P51" style:family="paragraph" style:parent-style-name="Text_20_body" style:list-style-name="L5">
      <style:text-properties officeooo:rsid="0e08dd4d" officeooo:paragraph-rsid="000ae340"/>
    </style:style>
    <style:style style:name="P52" style:family="paragraph" style:parent-style-name="Text_20_body" style:list-style-name="L5">
      <style:text-properties fo:color="#c9211e" loext:opacity="100%" fo:font-style="normal" fo:font-weight="normal" officeooo:rsid="0dfe078c" officeooo:paragraph-rsid="000ae340" style:font-style-asian="normal" style:font-weight-asian="normal" style:font-style-complex="normal" style:font-weight-complex="normal"/>
    </style:style>
    <style:style style:name="P53" style:family="paragraph" style:parent-style-name="Text_20_body" style:list-style-name="L5">
      <style:text-properties fo:color="#000000" loext:opacity="100%" fo:font-style="normal" fo:font-weight="normal" officeooo:rsid="0e0df8ca" officeooo:paragraph-rsid="000ae340" style:font-style-asian="normal" style:font-weight-asian="normal" style:font-style-complex="normal" style:font-weight-complex="normal"/>
    </style:style>
    <style:style style:name="P54" style:family="paragraph" style:parent-style-name="Text_20_body" style:list-style-name="L5">
      <style:text-properties fo:color="#000000" loext:opacity="100%" fo:font-style="normal" fo:font-weight="normal" officeooo:rsid="0e118bab" officeooo:paragraph-rsid="000ae340" style:font-style-asian="normal" style:font-weight-asian="normal" style:font-style-complex="normal" style:font-weight-complex="normal"/>
    </style:style>
    <style:style style:name="P55" style:family="paragraph" style:parent-style-name="Text_20_body" style:list-style-name="L5">
      <style:text-properties fo:color="#000000" loext:opacity="100%" fo:font-style="normal" fo:font-weight="normal" officeooo:rsid="0ee842fa" officeooo:paragraph-rsid="000ae340" style:font-style-asian="normal" style:font-weight-asian="normal" style:font-style-complex="normal" style:font-weight-complex="normal"/>
    </style:style>
    <style:style style:name="P56" style:family="paragraph" style:parent-style-name="Text_20_body" style:list-style-name="L5">
      <style:text-properties fo:color="#000000" loext:opacity="100%" fo:font-style="normal" fo:font-weight="normal" officeooo:rsid="0ef0a2f7" officeooo:paragraph-rsid="000ae340" style:font-style-asian="normal" style:font-weight-asian="normal" style:font-style-complex="normal" style:font-weight-complex="normal"/>
    </style:style>
    <style:style style:name="P57" style:family="paragraph" style:parent-style-name="Heading_20_3" style:list-style-name="">
      <style:text-properties officeooo:paragraph-rsid="000ae340"/>
    </style:style>
    <style:style style:name="P58" style:family="paragraph" style:parent-style-name="Text_20_body" style:list-style-name="L6">
      <style:text-properties fo:font-style="normal" fo:font-weight="normal" officeooo:rsid="2b048efd" officeooo:paragraph-rsid="000ae340" style:font-style-asian="normal" style:font-weight-asian="normal" style:font-style-complex="normal" style:font-weight-complex="normal"/>
    </style:style>
    <style:style style:name="T1" style:family="text">
      <style:text-properties officeooo:rsid="2a575565"/>
    </style:style>
    <style:style style:name="T2" style:family="text">
      <style:text-properties officeooo:rsid="2acea4a4"/>
    </style:style>
    <style:style style:name="T3" style:family="text">
      <style:text-properties fo:font-weight="bold" officeooo:rsid="3b9e690e" style:font-weight-asian="bold" style:font-weight-complex="bold"/>
    </style:style>
    <style:style style:name="T4" style:family="text">
      <style:text-properties fo:font-weight="bold" officeooo:rsid="0ecd9eeb" style:font-weight-asian="bold" style:font-weight-complex="bold"/>
    </style:style>
    <style:style style:name="T5" style:family="text">
      <style:text-properties fo:font-weight="bold" style:font-weight-asian="bold" style:font-weight-complex="bold"/>
    </style:style>
    <style:style style:name="T6" style:family="text">
      <style:text-properties officeooo:rsid="0f165db1"/>
    </style:style>
    <style:style style:name="T7" style:family="text">
      <style:text-properties officeooo:rsid="3d5e2719"/>
    </style:style>
    <style:style style:name="T8" style:family="text">
      <style:text-properties fo:font-weight="bold" officeooo:rsid="2acea4a4" style:font-weight-asian="bold" style:font-weight-complex="bold"/>
    </style:style>
    <style:style style:name="T9" style:family="text">
      <style:text-properties officeooo:rsid="3d5f27c1"/>
    </style:style>
    <style:style style:name="T10" style:family="text">
      <style:text-properties officeooo:rsid="3d5ffbe1"/>
    </style:style>
    <style:style style:name="T11" style:family="text">
      <style:text-properties fo:font-weight="normal" officeooo:rsid="0ed7d80e" style:font-weight-asian="normal" style:font-weight-complex="normal"/>
    </style:style>
    <style:style style:name="T12" style:family="text">
      <style:text-properties style:text-underline-style="solid" style:text-underline-width="auto" style:text-underline-color="font-color" fo:font-weight="normal" officeooo:rsid="0ed7d80e" style:font-weight-asian="normal" style:font-weight-complex="normal"/>
    </style:style>
    <style:style style:name="T13" style:family="text">
      <style:text-properties fo:font-weight="normal" officeooo:rsid="0fdc4c3a" style:font-weight-asian="normal" style:font-weight-complex="normal"/>
    </style:style>
    <style:style style:name="T14" style:family="text">
      <style:text-properties fo:font-weight="normal" officeooo:rsid="0ed06576" style:font-weight-asian="normal" style:font-weight-complex="normal"/>
    </style:style>
    <style:style style:name="T15" style:family="text">
      <style:text-properties fo:color="#2a6099" loext:opacity="100%" fo:font-weight="normal" officeooo:rsid="0ed06576" style:font-weight-asian="normal" style:font-weight-complex="normal"/>
    </style:style>
    <style:style style:name="T16" style:family="text">
      <style:text-properties fo:color="#c9211e" loext:opacity="100%" fo:font-weight="normal" officeooo:rsid="0ed06576" style:font-weight-asian="normal" style:font-weight-complex="normal"/>
    </style:style>
    <style:style style:name="T17" style:family="text">
      <style:text-properties fo:font-weight="normal" officeooo:rsid="0ed3a416" style:font-weight-asian="normal" style:font-weight-complex="normal"/>
    </style:style>
    <style:style style:name="T18" style:family="text">
      <style:text-properties fo:color="#2a6099" loext:opacity="100%" fo:font-weight="normal" officeooo:rsid="0ed3a416" style:font-weight-asian="normal" style:font-weight-complex="normal"/>
    </style:style>
    <style:style style:name="T19" style:family="text">
      <style:text-properties fo:font-weight="normal" style:font-weight-asian="normal" style:font-weight-complex="normal"/>
    </style:style>
    <style:style style:name="T20" style:family="text">
      <style:text-properties style:text-underline-style="solid" style:text-underline-width="auto" style:text-underline-color="font-color"/>
    </style:style>
    <style:style style:name="T21" style:family="text">
      <style:text-properties officeooo:rsid="0ed40af0"/>
    </style:style>
    <style:style style:name="T22" style:family="text">
      <style:text-properties style:text-underline-style="solid" style:text-underline-width="auto" style:text-underline-color="font-color" officeooo:rsid="0ed40af0"/>
    </style:style>
    <style:style style:name="T23" style:family="text">
      <style:text-properties style:text-underline-style="solid" style:text-underline-width="auto" style:text-underline-color="font-color" officeooo:rsid="0ede93de"/>
    </style:style>
    <style:style style:name="T24" style:family="text">
      <style:text-properties officeooo:rsid="0ed7b897"/>
    </style:style>
    <style:style style:name="T25" style:family="text">
      <style:text-properties fo:font-weight="normal" officeooo:rsid="0e240ef8" style:font-weight-asian="normal" style:font-weight-complex="normal"/>
    </style:style>
    <style:style style:name="T26" style:family="text">
      <style:text-properties fo:font-weight="normal" officeooo:rsid="0e297225" style:font-weight-asian="normal" style:font-weight-complex="normal"/>
    </style:style>
    <style:style style:name="T27" style:family="text">
      <style:text-properties fo:font-weight="bold" officeooo:rsid="002ffdf2" style:font-weight-asian="bold" style:font-weight-complex="bold"/>
    </style:style>
    <style:style style:name="T28" style:family="text">
      <style:text-properties fo:color="#2a6099" loext:opacity="100%" officeooo:rsid="002ffdf2"/>
    </style:style>
    <style:style style:name="T29" style:family="text">
      <style:text-properties fo:color="#c9211e" loext:opacity="100%" officeooo:rsid="002ffdf2"/>
    </style:style>
    <style:style style:name="T30" style:family="text">
      <style:text-properties fo:font-weight="bold" officeooo:rsid="0031da93" style:font-weight-asian="bold" style:font-weight-complex="bold"/>
    </style:style>
    <style:style style:name="T31" style:family="text">
      <style:text-properties fo:color="#bf0041" loext:opacity="100%" officeooo:rsid="0031da93"/>
    </style:style>
    <style:style style:name="T32" style:family="text">
      <style:text-properties fo:color="#bf0041" loext:opacity="100%" style:text-underline-style="solid" style:text-underline-width="auto" style:text-underline-color="font-color" officeooo:rsid="0031da93"/>
    </style:style>
    <style:style style:name="T33" style:family="text">
      <style:text-properties fo:color="#2a6099" loext:opacity="100%" officeooo:rsid="0031da93"/>
    </style:style>
    <style:style style:name="T34" style:family="text">
      <style:text-properties officeooo:rsid="0fded7ba"/>
    </style:style>
    <style:style style:name="T35" style:family="text">
      <style:text-properties officeooo:rsid="0fe04668"/>
    </style:style>
    <style:style style:name="T36" style:family="text">
      <style:text-properties officeooo:rsid="0df5ed92"/>
    </style:style>
    <style:style style:name="T37" style:family="text">
      <style:text-properties officeooo:rsid="3d633a37"/>
    </style:style>
    <style:style style:name="T38" style:family="text">
      <style:text-properties officeooo:rsid="0edfed3a"/>
    </style:style>
    <style:style style:name="T39" style:family="text">
      <style:text-properties fo:color="#000000" loext:opacity="100%" officeooo:rsid="3b9fed9c"/>
    </style:style>
    <style:style style:name="T40" style:family="text">
      <style:text-properties fo:color="#000000" loext:opacity="100%" officeooo:rsid="3d64af72"/>
    </style:style>
    <style:style style:name="T41" style:family="text">
      <style:text-properties fo:color="#000000" loext:opacity="100%" fo:font-weight="bold" style:font-weight-asian="bold" style:font-weight-complex="bold"/>
    </style:style>
    <style:style style:name="T42" style:family="text">
      <style:text-properties fo:color="#000000" loext:opacity="100%"/>
    </style:style>
    <style:style style:name="T43" style:family="text">
      <style:text-properties fo:color="#2a6099" loext:opacity="100%"/>
    </style:style>
    <style:style style:name="T44" style:family="text">
      <style:text-properties fo:color="#c9211e" loext:opacity="100%"/>
    </style:style>
    <style:style style:name="T45" style:family="text">
      <style:text-properties fo:color="#2a6099" loext:opacity="100%" style:text-underline-style="solid" style:text-underline-width="auto" style:text-underline-color="font-color"/>
    </style:style>
    <style:style style:name="T46" style:family="text">
      <style:text-properties fo:color="#000000" loext:opacity="100%" fo:font-weight="bold" officeooo:rsid="3d64af72" style:font-weight-asian="bold" style:font-weight-complex="bold"/>
    </style:style>
    <style:style style:name="T47" style:family="text">
      <style:text-properties fo:color="#2a6099" loext:opacity="100%" officeooo:rsid="3d64af72"/>
    </style:style>
    <style:style style:name="T48" style:family="text">
      <style:text-properties officeooo:rsid="3d63a125"/>
    </style:style>
    <style:style style:name="T49" style:family="text">
      <style:text-properties fo:font-weight="bold" officeooo:rsid="3d63a125" style:font-weight-asian="bold" style:font-weight-complex="bold"/>
    </style:style>
    <style:style style:name="T50" style:family="text">
      <style:text-properties fo:font-weight="bold" officeooo:rsid="3d5ffbe1" style:font-weight-asian="bold" style:font-weight-complex="bold"/>
    </style:style>
    <style:style style:name="T51" style:family="text">
      <style:text-properties fo:font-weight="normal" officeooo:rsid="0031da93" style:font-weight-asian="normal" style:font-weight-complex="normal"/>
    </style:style>
    <style:style style:name="T52" style:family="text">
      <style:text-properties fo:font-weight="normal" officeooo:rsid="0df5ed92" style:font-weight-asian="normal" style:font-weight-complex="normal"/>
    </style:style>
    <style:style style:name="T53" style:family="text">
      <style:text-properties fo:font-weight="normal" officeooo:rsid="0fe1303d" style:font-weight-asian="normal" style:font-weight-complex="normal"/>
    </style:style>
    <style:style style:name="T54" style:family="text">
      <style:text-properties fo:color="#000000" loext:opacity="100%" officeooo:rsid="0241eed5"/>
    </style:style>
    <style:style style:name="T55" style:family="text">
      <style:text-properties fo:color="#000000" loext:opacity="100%" officeooo:rsid="0e286d9c"/>
    </style:style>
    <style:style style:name="T56" style:family="text">
      <style:text-properties fo:color="#000000" loext:opacity="100%" officeooo:rsid="0ee09eda"/>
    </style:style>
    <style:style style:name="T57" style:family="text">
      <style:text-properties fo:color="#000000" loext:opacity="100%" officeooo:rsid="0dfc53cb"/>
    </style:style>
    <style:style style:name="T58" style:family="text">
      <style:text-properties fo:color="#000000" loext:opacity="100%" fo:font-weight="bold" officeooo:rsid="0241eed5" style:font-weight-asian="bold" style:font-weight-complex="bold"/>
    </style:style>
    <style:style style:name="T59" style:family="text">
      <style:text-properties fo:color="#000000" loext:opacity="100%" officeooo:rsid="338c2ac0"/>
    </style:style>
    <style:style style:name="T60" style:family="text">
      <style:text-properties fo:color="#c9211e" loext:opacity="100%" fo:font-weight="bold" officeooo:rsid="0241eed5" style:font-weight-asian="bold" style:font-weight-complex="bold"/>
    </style:style>
    <style:style style:name="T61" style:family="text">
      <style:text-properties officeooo:rsid="0032bf87"/>
    </style:style>
    <style:style style:name="T62" style:family="text">
      <style:text-properties fo:color="#c9211e" loext:opacity="100%" officeooo:rsid="0032bf87"/>
    </style:style>
    <style:style style:name="T63" style:family="text">
      <style:text-properties officeooo:rsid="02436ee0"/>
    </style:style>
    <style:style style:name="T64" style:family="text">
      <style:text-properties officeooo:rsid="003436f9"/>
    </style:style>
    <style:style style:name="T65" style:family="text">
      <style:text-properties fo:color="#c9211e" loext:opacity="100%" officeooo:rsid="003436f9"/>
    </style:style>
    <style:style style:name="T66" style:family="text">
      <style:text-properties officeooo:rsid="0248122d"/>
    </style:style>
    <style:style style:name="T67" style:family="text">
      <style:text-properties fo:font-weight="bold" officeooo:rsid="003436f9" style:font-weight-asian="bold" style:font-weight-complex="bold"/>
    </style:style>
    <style:style style:name="T68" style:family="text">
      <style:text-properties fo:font-weight="bold" officeooo:rsid="0248122d" style:font-weight-asian="bold" style:font-weight-complex="bold"/>
    </style:style>
    <style:style style:name="T69" style:family="text">
      <style:text-properties fo:color="#c9211e" loext:opacity="100%" officeooo:rsid="0034c7df"/>
    </style:style>
    <style:style style:name="T70" style:family="text">
      <style:text-properties officeooo:rsid="0034c7df"/>
    </style:style>
    <style:style style:name="T71" style:family="text">
      <style:text-properties fo:font-weight="bold" officeooo:rsid="0034c7df" style:font-weight-asian="bold" style:font-weight-complex="bold"/>
    </style:style>
    <style:style style:name="T72" style:family="text">
      <style:text-properties fo:font-weight="normal" officeooo:rsid="0034c7df" style:font-weight-asian="normal" style:font-weight-complex="normal"/>
    </style:style>
    <style:style style:name="T73" style:family="text">
      <style:text-properties fo:font-weight="normal" officeooo:rsid="02436ee0" style:font-weight-asian="normal" style:font-weight-complex="normal"/>
    </style:style>
    <style:style style:name="T74" style:family="text">
      <style:text-properties fo:font-weight="bold" officeooo:rsid="02436ee0" style:font-weight-asian="bold" style:font-weight-complex="bold"/>
    </style:style>
    <style:style style:name="T75" style:family="text">
      <style:text-properties fo:font-weight="normal" officeooo:rsid="024bdb96" style:font-weight-asian="normal" style:font-weight-complex="normal"/>
    </style:style>
    <style:style style:name="T76" style:family="text">
      <style:text-properties fo:font-weight="normal" officeooo:rsid="0ee2637e" style:font-weight-asian="normal" style:font-weight-complex="normal"/>
    </style:style>
    <style:style style:name="T77" style:family="text">
      <style:text-properties fo:font-weight="normal" officeooo:rsid="02453576" style:font-weight-asian="normal" style:font-weight-complex="normal"/>
    </style:style>
    <style:style style:name="T78" style:family="text">
      <style:text-properties fo:font-weight="bold" officeooo:rsid="02449ab3" style:font-weight-asian="bold" style:font-weight-complex="bold"/>
    </style:style>
    <style:style style:name="T79" style:family="text">
      <style:text-properties fo:font-weight="normal" officeooo:rsid="02449ab3" style:font-weight-asian="normal" style:font-weight-complex="normal"/>
    </style:style>
    <style:style style:name="T80" style:family="text">
      <style:text-properties fo:color="#c9211e" loext:opacity="100%" fo:font-weight="normal" officeooo:rsid="02449ab3" style:font-weight-asian="normal" style:font-weight-complex="normal"/>
    </style:style>
    <style:style style:name="T81" style:family="text">
      <style:text-properties fo:font-weight="bold" officeooo:rsid="0246015b" style:font-weight-asian="bold" style:font-weight-complex="bold"/>
    </style:style>
    <style:style style:name="T82" style:family="text">
      <style:text-properties officeooo:rsid="0246015b"/>
    </style:style>
    <style:style style:name="T83" style:family="text">
      <style:text-properties fo:color="#2a6099" loext:opacity="100%" officeooo:rsid="0246015b"/>
    </style:style>
    <style:style style:name="T84" style:family="text">
      <style:text-properties fo:color="#c9211e" loext:opacity="100%" officeooo:rsid="0246015b"/>
    </style:style>
    <style:style style:name="T85" style:family="text">
      <style:text-properties fo:font-style="italic" officeooo:rsid="0246015b" style:font-style-asian="italic" style:font-style-complex="italic"/>
    </style:style>
    <style:style style:name="T86" style:family="text">
      <style:text-properties fo:font-style="normal" officeooo:rsid="0246015b" style:font-style-asian="normal" style:font-style-complex="normal"/>
    </style:style>
    <style:style style:name="T87" style:family="text">
      <style:text-properties fo:font-style="normal" officeooo:rsid="0ee2637e" style:font-style-asian="normal" style:font-style-complex="normal"/>
    </style:style>
    <style:style style:name="T88" style:family="text">
      <style:text-properties fo:font-style="normal" officeooo:rsid="2ad210a1" style:font-style-asian="normal" style:font-style-complex="normal"/>
    </style:style>
    <style:style style:name="T89" style:family="text">
      <style:text-properties fo:font-style="normal" fo:font-weight="normal" officeooo:rsid="0ee5cbfd" style:font-style-asian="normal" style:font-weight-asian="normal" style:font-style-complex="normal" style:font-weight-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25d357f" style:font-style-asian="normal" style:font-weight-asian="normal" style:font-style-complex="normal" style:font-weight-complex="normal"/>
    </style:style>
    <style:style style:name="T92" style:family="text">
      <style:text-properties officeooo:rsid="2b02f50f"/>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color="#2a6099" loext:opacity="100%" fo:font-style="normal" fo:font-weight="normal" style:font-style-asian="normal" style:font-weight-asian="normal" style:font-style-complex="normal" style:font-weight-complex="normal"/>
    </style:style>
    <style:style style:name="T95" style:family="text">
      <style:text-properties fo:color="#c9211e" loext:opacity="100%" fo:font-style="normal" fo:font-weight="normal" style:font-style-asian="normal" style:font-weight-asian="normal" style:font-style-complex="normal" style:font-weight-complex="normal"/>
    </style:style>
    <style:style style:name="T96" style:family="text">
      <style:text-properties fo:color="#800080" loext:opacity="100%" fo:font-style="normal" fo:font-weight="normal" officeooo:rsid="2b02f50f" style:font-style-asian="normal" style:font-weight-asian="normal" style:font-style-complex="normal" style:font-weight-complex="normal"/>
    </style:style>
    <style:style style:name="T97" style:family="text">
      <style:text-properties fo:font-style="normal" fo:font-weight="bold" officeooo:rsid="0e038aa3" style:font-style-asian="normal" style:font-weight-asian="bold" style:font-style-complex="normal" style:font-weight-complex="bold"/>
    </style:style>
    <style:style style:name="T98" style:family="text">
      <style:text-properties fo:font-style="normal" fo:font-weight="bold" officeooo:rsid="0e023dc8" style:font-style-asian="normal" style:font-weight-asian="bold" style:font-style-complex="normal" style:font-weight-complex="bold"/>
    </style:style>
    <style:style style:name="T99" style:family="text">
      <style:text-properties fo:font-style="normal" fo:font-weight="normal" officeooo:rsid="0e023dc8" style:font-style-asian="normal" style:font-weight-asian="normal" style:font-style-complex="normal" style:font-weight-complex="normal"/>
    </style:style>
    <style:style style:name="T100" style:family="text">
      <style:text-properties fo:color="#2a6099" loext:opacity="100%" fo:font-style="normal" fo:font-weight="normal" officeooo:rsid="0e023dc8" style:font-style-asian="normal" style:font-weight-asian="normal" style:font-style-complex="normal" style:font-weight-complex="normal"/>
    </style:style>
    <style:style style:name="T101" style:family="text">
      <style:text-properties fo:font-style="normal" fo:font-weight="normal" officeooo:rsid="0e0422f9" style:font-style-asian="normal" style:font-weight-asian="normal" style:font-style-complex="normal" style:font-weight-complex="normal"/>
    </style:style>
    <style:style style:name="T102" style:family="text">
      <style:text-properties officeooo:rsid="0e038aa3"/>
    </style:style>
    <style:style style:name="T103" style:family="text">
      <style:text-properties officeooo:rsid="0e04c17e"/>
    </style:style>
    <style:style style:name="T104" style:family="text">
      <style:text-properties officeooo:rsid="0e015dcd"/>
    </style:style>
    <style:style style:name="T105" style:family="text">
      <style:text-properties style:text-underline-style="solid" style:text-underline-width="auto" style:text-underline-color="font-color" officeooo:rsid="0e04c17e"/>
    </style:style>
    <style:style style:name="T106" style:family="text">
      <style:text-properties officeooo:rsid="0e060175"/>
    </style:style>
    <style:style style:name="T107" style:family="text">
      <style:text-properties officeooo:rsid="0fe75d02"/>
    </style:style>
    <style:style style:name="T108" style:family="text">
      <style:text-properties officeooo:rsid="0fef4c52"/>
    </style:style>
    <style:style style:name="T109" style:family="text">
      <style:text-properties fo:color="#c9211e" loext:opacity="100%" fo:font-style="normal" fo:font-weight="normal" officeooo:rsid="025edb51" style:font-style-asian="normal" style:font-weight-asian="normal" style:font-style-complex="normal" style:font-weight-complex="normal"/>
    </style:style>
    <style:style style:name="T110" style:family="text">
      <style:text-properties fo:font-style="normal" fo:font-weight="normal" officeooo:rsid="2b02f50f" style:font-style-asian="normal" style:font-weight-asian="normal" style:font-style-complex="normal" style:font-weight-complex="normal"/>
    </style:style>
    <style:style style:name="T111" style:family="text">
      <style:text-properties fo:font-style="normal" fo:font-weight="normal" officeooo:rsid="025edb51" style:font-style-asian="normal" style:font-weight-asian="normal" style:font-style-complex="normal" style:font-weight-complex="normal"/>
    </style:style>
    <style:style style:name="T112" style:family="text">
      <style:text-properties fo:font-style="normal" fo:font-weight="normal" officeooo:rsid="0e0b29f2" style:font-style-asian="normal" style:font-weight-asian="normal" style:font-style-complex="normal" style:font-weight-complex="normal"/>
    </style:style>
    <style:style style:name="T113" style:family="text">
      <style:text-properties fo:color="#000000" loext:opacity="100%" fo:font-style="normal" fo:font-weight="normal" style:font-style-asian="normal" style:font-weight-asian="normal" style:font-style-complex="normal" style:font-weight-complex="normal"/>
    </style:style>
    <style:style style:name="T114" style:family="text">
      <style:text-properties fo:color="#000000" loext:opacity="100%" fo:font-style="normal" fo:font-weight="normal" officeooo:rsid="0e0aa03f" style:font-style-asian="normal" style:font-weight-asian="normal" style:font-style-complex="normal" style:font-weight-complex="normal"/>
    </style:style>
    <style:style style:name="T115" style:family="text">
      <style:text-properties fo:font-style="normal" fo:font-weight="normal" officeooo:rsid="02611246" style:font-style-asian="normal" style:font-weight-asian="normal" style:font-style-complex="normal" style:font-weight-complex="normal"/>
    </style:style>
    <style:style style:name="T116" style:family="text">
      <style:text-properties fo:color="#c9211e" loext:opacity="100%" fo:font-style="normal" fo:font-weight="normal" officeooo:rsid="02611246" style:font-style-asian="normal" style:font-weight-asian="normal" style:font-style-complex="normal" style:font-weight-complex="normal"/>
    </style:style>
    <style:style style:name="T117" style:family="text">
      <style:text-properties fo:font-style="normal" fo:font-weight="normal" officeooo:rsid="0263712d" style:font-style-asian="normal" style:font-weight-asian="normal" style:font-style-complex="normal" style:font-weight-complex="normal"/>
    </style:style>
    <style:style style:name="T118" style:family="text">
      <style:text-properties fo:font-style="normal" fo:font-weight="normal" officeooo:rsid="02624e4e" style:font-style-asian="normal" style:font-weight-asian="normal" style:font-style-complex="normal" style:font-weight-complex="normal"/>
    </style:style>
    <style:style style:name="T119" style:family="text">
      <style:text-properties fo:font-style="normal" fo:font-weight="normal" officeooo:rsid="0ef27660" style:font-style-asian="normal" style:font-weight-asian="normal" style:font-style-complex="normal" style:font-weight-complex="normal"/>
    </style:style>
    <style:style style:name="T120" style:family="text">
      <style:text-properties fo:font-style="normal" fo:font-weight="normal" officeooo:rsid="0ef3eba7" style:font-style-asian="normal" style:font-weight-asian="normal" style:font-style-complex="normal" style:font-weight-complex="normal"/>
    </style:style>
    <style:style style:name="T121" style:family="text">
      <style:text-properties fo:font-style="normal" fo:font-weight="normal" officeooo:rsid="0cd03196" style:font-style-asian="normal" style:font-weight-asian="normal" style:font-style-complex="normal" style:font-weight-complex="normal"/>
    </style:style>
    <style:style style:name="T122" style:family="text">
      <style:text-properties fo:font-style="normal" fo:font-weight="normal" officeooo:rsid="02654a45" style:font-style-asian="normal" style:font-weight-asian="normal" style:font-style-complex="normal" style:font-weight-complex="normal"/>
    </style:style>
    <style:style style:name="T123" style:family="text">
      <style:text-properties fo:font-style="normal" style:text-underline-style="solid" style:text-underline-width="auto" style:text-underline-color="font-color" fo:font-weight="normal" officeooo:rsid="02654a45" style:font-style-asian="normal" style:font-weight-asian="normal" style:font-style-complex="normal" style:font-weight-complex="normal"/>
    </style:style>
    <style:style style:name="T124" style:family="text">
      <style:text-properties fo:color="#000000" loext:opacity="100%" fo:font-style="normal" fo:font-weight="bold" officeooo:rsid="2b02f50f" style:font-style-asian="normal" style:font-weight-asian="bold" style:font-style-complex="normal" style:font-weight-complex="bold"/>
    </style:style>
    <style:style style:name="T125" style:family="text">
      <style:text-properties fo:color="#000000" loext:opacity="100%" fo:font-style="normal" fo:font-weight="normal" officeooo:rsid="2b02f50f" style:font-style-asian="normal" style:font-weight-asian="normal" style:font-style-complex="normal" style:font-weight-complex="normal"/>
    </style:style>
    <style:style style:name="T126" style:family="text">
      <style:text-properties fo:color="#000000" loext:opacity="100%" fo:font-style="normal" fo:font-weight="bold" officeooo:rsid="16fe9d2b" style:font-style-asian="normal" style:font-weight-asian="bold" style:font-style-complex="normal" style:font-weight-complex="bold"/>
    </style:style>
    <style:style style:name="T127" style:family="text">
      <style:text-properties fo:color="#2a6099" loext:opacity="100%" fo:font-style="normal" fo:font-weight="normal" officeooo:rsid="16fe9d2b" style:font-style-asian="normal" style:font-weight-asian="normal" style:font-style-complex="normal" style:font-weight-complex="normal"/>
    </style:style>
    <style:style style:name="T128" style:family="text">
      <style:text-properties fo:color="#c9211e" loext:opacity="100%" fo:font-style="normal" fo:font-weight="normal" officeooo:rsid="16fe9d2b" style:font-style-asian="normal" style:font-weight-asian="normal" style:font-style-complex="normal" style:font-weight-complex="normal"/>
    </style:style>
    <style:style style:name="T129" style:family="text">
      <style:text-properties fo:color="#000000" loext:opacity="100%" fo:font-style="normal" fo:font-weight="normal" officeooo:rsid="16fe9d2b" style:font-style-asian="normal" style:font-weight-asian="normal" style:font-style-complex="normal" style:font-weight-complex="normal"/>
    </style:style>
    <style:style style:name="T130" style:family="text">
      <style:text-properties fo:color="#000000" loext:opacity="100%" fo:font-style="normal" fo:font-weight="normal" officeooo:rsid="0dfe078c" style:font-style-asian="normal" style:font-weight-asian="normal" style:font-style-complex="normal" style:font-weight-complex="normal"/>
    </style:style>
    <style:style style:name="T131" style:family="text">
      <style:text-properties fo:color="#c9211e" loext:opacity="100%" fo:font-style="normal" fo:font-weight="normal" officeooo:rsid="0dfe078c" style:font-style-asian="normal" style:font-weight-asian="normal" style:font-style-complex="normal" style:font-weight-complex="normal"/>
    </style:style>
    <style:style style:name="T132" style:family="text">
      <style:text-properties fo:color="#000000" loext:opacity="100%" fo:font-style="normal" fo:font-weight="bold" officeooo:rsid="0e0df8ca" style:font-style-asian="normal" style:font-weight-asian="bold" style:font-style-complex="normal" style:font-weight-complex="bold"/>
    </style:style>
    <style:style style:name="T133" style:family="text">
      <style:text-properties fo:color="#000000" loext:opacity="100%" fo:font-style="normal" fo:font-weight="normal" officeooo:rsid="0e0df8ca" style:font-style-asian="normal" style:font-weight-asian="normal" style:font-style-complex="normal" style:font-weight-complex="normal"/>
    </style:style>
    <style:style style:name="T134" style:family="text">
      <style:text-properties fo:color="#2a6099" loext:opacity="100%" fo:font-style="normal" fo:font-weight="normal" officeooo:rsid="0e0df8ca" style:font-style-asian="normal" style:font-weight-asian="normal" style:font-style-complex="normal" style:font-weight-complex="normal"/>
    </style:style>
    <style:style style:name="T135" style:family="text">
      <style:text-properties fo:font-weight="bold" officeooo:rsid="0e118bab" style:font-weight-asian="bold" style:font-weight-complex="bold"/>
    </style:style>
    <style:style style:name="T136" style:family="text">
      <style:text-properties fo:font-weight="bold" officeooo:rsid="0e130a35" style:font-weight-asian="bold" style:font-weight-complex="bold"/>
    </style:style>
    <style:style style:name="T137" style:family="text">
      <style:text-properties officeooo:rsid="0e118bab"/>
    </style:style>
    <style:style style:name="T138" style:family="text">
      <style:text-properties officeooo:rsid="0e130a35"/>
    </style:style>
    <style:style style:name="T139" style:family="text">
      <style:text-properties fo:color="#2a6099" loext:opacity="100%" officeooo:rsid="0e118bab"/>
    </style:style>
    <style:style style:name="T140" style:family="text">
      <style:text-properties fo:color="#2a6099" loext:opacity="100%" officeooo:rsid="0e130a35"/>
    </style:style>
    <style:style style:name="T141" style:family="text">
      <style:text-properties officeooo:rsid="2b048efd"/>
    </style:style>
    <style:style style:name="T142" style:family="text">
      <style:text-properties officeooo:rsid="0e1ab861"/>
    </style:style>
    <style:style style:name="T143" style:family="text">
      <style:text-properties style:text-underline-style="solid" style:text-underline-width="auto" style:text-underline-color="font-color" officeooo:rsid="0e1ab861"/>
    </style:style>
    <style:style style:name="T144" style:family="text">
      <style:text-properties style:text-underline-style="solid" style:text-underline-width="auto" style:text-underline-color="font-color" fo:font-weight="bold" officeooo:rsid="0e1ab861" style:font-weight-asian="bold" style:font-weight-complex="bold"/>
    </style:style>
    <style:style style:name="T145" style:family="text">
      <style:text-properties fo:font-weight="bold" officeooo:rsid="0e1ab861" style:font-weight-asian="bold" style:font-weight-complex="bold"/>
    </style:style>
    <style:style style:name="T146" style:family="text">
      <style:text-properties officeooo:rsid="2d54da11"/>
    </style:style>
    <style:style style:name="T147" style:family="text">
      <style:text-properties fo:color="#000000" loext:opacity="100%" fo:font-style="normal" fo:font-weight="normal" officeooo:rsid="0eecc803" style:font-style-asian="normal" style:font-weight-asian="normal" style:font-style-complex="normal" style:font-weight-complex="normal"/>
    </style:style>
    <style:style style:name="T148" style:family="text">
      <style:text-properties fo:color="#000000" loext:opacity="100%" fo:font-style="normal" style:text-underline-style="solid" style:text-underline-width="auto" style:text-underline-color="font-color" fo:font-weight="normal" officeooo:rsid="0eecc803" style:font-style-asian="normal" style:font-weight-asian="normal" style:font-style-complex="normal" style:font-weight-complex="normal"/>
    </style:style>
    <style:style style:name="T149" style:family="text">
      <style:text-properties fo:color="#000000" loext:opacity="100%" fo:font-style="normal" style:text-underline-style="solid" style:text-underline-width="auto" style:text-underline-color="font-color" fo:font-weight="normal" officeooo:rsid="0e1ab861" style:font-style-asian="normal" style:font-weight-asian="normal" style:font-style-complex="normal" style:font-weight-complex="normal"/>
    </style:style>
    <style:style style:name="T150" style:family="text">
      <style:text-properties fo:color="#000000" loext:opacity="100%" fo:font-style="normal" fo:font-weight="normal" officeooo:rsid="0e1ab861" style:font-style-asian="normal" style:font-weight-asian="normal" style:font-style-complex="normal" style:font-weight-complex="normal"/>
    </style:style>
    <style:style style:name="T151" style:family="text">
      <style:text-properties fo:color="#000000" loext:opacity="100%" fo:font-style="normal" fo:font-weight="normal" officeooo:rsid="0e18c560" style:font-style-asian="normal" style:font-weight-asian="normal" style:font-style-complex="normal" style:font-weight-complex="normal"/>
    </style:style>
    <style:style style:name="T152" style:family="text">
      <style:text-properties fo:color="#000000" loext:opacity="100%" fo:font-style="normal" fo:font-weight="normal" officeooo:rsid="0e1c7389" style:font-style-asian="normal" style:font-weight-asian="normal" style:font-style-complex="normal" style:font-weight-complex="normal"/>
    </style:style>
    <style:style style:name="T153" style:family="text">
      <style:text-properties fo:color="#000000" loext:opacity="100%" fo:font-style="normal" fo:font-weight="normal" officeooo:rsid="0e1de0ad" style:font-style-asian="normal" style:font-weight-asian="normal" style:font-style-complex="normal" style:font-weight-complex="normal"/>
    </style:style>
    <style:style style:name="T154" style:family="text">
      <style:text-properties fo:color="#000000" loext:opacity="100%" fo:font-style="normal" fo:font-weight="normal" officeooo:rsid="2b048efd" style:font-style-asian="normal" style:font-weight-asian="normal" style:font-style-complex="normal" style:font-weight-complex="normal"/>
    </style:style>
    <style:style style:name="T155" style:family="text">
      <style:text-properties fo:color="#000000" loext:opacity="100%" fo:font-style="italic" fo:font-weight="normal" officeooo:rsid="2d54da11" style:font-style-asian="italic" style:font-weight-asian="normal" style:font-style-complex="italic" style:font-weight-complex="normal"/>
    </style:style>
    <style:style style:name="T156" style:family="text">
      <style:text-properties fo:color="#000000" loext:opacity="100%" fo:font-style="normal" fo:font-weight="normal" officeooo:rsid="0e1f772b" style:font-style-asian="normal" style:font-weight-asian="normal" style:font-style-complex="normal" style:font-weight-complex="normal"/>
    </style:style>
    <style:style style:name="T157" style:family="text">
      <style:text-properties fo:color="#000000" loext:opacity="100%" fo:font-style="normal" fo:font-weight="normal" officeooo:rsid="0ef0a2f7" style:font-style-asian="normal" style:font-weight-asian="normal" style:font-style-complex="normal" style:font-weight-complex="normal"/>
    </style:style>
    <style:style style:name="T158" style:family="text">
      <style:text-properties fo:color="#000000" loext:opacity="100%" fo:font-style="normal" fo:font-weight="normal" officeooo:rsid="0e2087c4" style:font-style-asian="normal" style:font-weight-asian="normal" style:font-style-complex="normal" style:font-weight-complex="normal"/>
    </style:style>
    <style:style style:name="T159" style:family="text">
      <style:text-properties fo:color="#000000" loext:opacity="100%" fo:font-style="normal" fo:font-weight="normal" officeooo:rsid="0e220806" style:font-style-asian="normal" style:font-weight-asian="normal" style:font-style-complex="normal" style:font-weight-complex="normal"/>
    </style:style>
    <style:style style:name="T160" style:family="text">
      <style:text-properties fo:color="#000000" loext:opacity="100%" fo:font-style="normal" fo:font-weight="normal" officeooo:rsid="0e236373" style:font-style-asian="normal" style:font-weight-asian="normal" style:font-style-complex="normal" style:font-weight-complex="normal"/>
    </style:style>
    <style:style style:name="T161" style:family="text">
      <style:text-properties fo:font-style="normal" fo:font-weight="bold" officeooo:rsid="025edb51" style:font-style-asian="normal" style:font-weight-asian="bold" style:font-style-complex="normal" style:font-weight-complex="bold"/>
    </style:style>
    <style:style style:name="T162" style:family="text">
      <style:text-properties fo:color="#2a6099" loext:opacity="100%" fo:font-style="normal" fo:font-weight="normal" officeooo:rsid="025edb51" style:font-style-asian="normal" style:font-weight-asian="normal" style:font-style-complex="normal" style:font-weight-complex="normal"/>
    </style:style>
    <style:style style:name="T163" style:family="text">
      <style:text-properties fo:color="#2a6099" loext:opacity="100%" fo:font-style="normal" fo:font-weight="normal" officeooo:rsid="025d357f" style:font-style-asian="normal" style:font-weight-asian="normal" style:font-style-complex="normal" style:font-weight-complex="normal"/>
    </style:style>
    <style:style style:name="T164" style:family="text">
      <style:text-properties fo:color="#c9211e" loext:opacity="100%" fo:font-style="normal" fo:font-weight="normal" officeooo:rsid="025d357f" style:font-style-asian="normal" style:font-weight-asian="normal" style:font-style-complex="normal" style:font-weight-complex="normal"/>
    </style:style>
    <style:style style:name="T165" style:family="text">
      <style:text-properties fo:font-style="normal" fo:font-weight="bold" officeooo:rsid="0fe92e1f" style:font-style-asian="normal" style:font-weight-asian="bold" style:font-style-complex="normal" style:font-weight-complex="bold"/>
    </style:style>
    <style:style style:name="T166" style:family="text">
      <style:text-properties fo:color="#2a6099" loext:opacity="100%" fo:font-style="normal" fo:font-weight="normal" officeooo:rsid="0fe92e1f" style:font-style-asian="normal" style:font-weight-asian="normal" style:font-style-complex="normal" style:font-weight-complex="normal"/>
    </style:style>
    <style:style style:name="T167" style:family="text">
      <style:text-properties fo:font-style="normal" fo:font-weight="normal" officeooo:rsid="0fe92e1f" style:font-style-asian="normal" style:font-weight-asian="normal" style:font-style-complex="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T1">v</text:span><text:bookmark-start text:name="__RefHeading___Toc33071_3118480764"/><text:span text:style-name="T1">3</text:span><text:span text:style-name="T2">5</text:span><text:span text:style-name="T1">-51 </text:span>The Second Answer – Future<text:bookmark-end text:name="__RefHeading___Toc33071_3118480764"/></text:h>
      <text:h text:style-name="P2" text:outline-level="4"><text:span text:style-name="T3">V</text:span><text:bookmark-start text:name="__RefHeading___Toc155239_573321154"/><text:span text:style-name="T3">35-51 </text:span><text:span text:style-name="T4">J</text:span><text:span text:style-name="T5">esus predicts His 2nd coming</text:span><text:bookmark-end text:name="__RefHeading___Toc155239_573321154"/></text:h>
      <text:h text:style-name="P3" text:outline-level="5" text:is-list-header="true"><text:bookmark-start text:name="__RefHeading___Toc332443_1347044286"/>The Luke Parallel passage<text:bookmark-end text:name="__RefHeading___Toc332443_1347044286"/></text:h>
      <text:list xml:id="list1563836782" text:style-name="L1">
        <text:list-item>
          <text:p text:style-name="P4"><text:span text:style-name="T2">v35-51</text:span><text:span text:style-name="T6"> p</text:span>ar<text:span text:style-name="T7">a</text:span>llel <text:span text:style-name="T5">Luke 17:</text:span><text:span text:style-name="T8">22-37</text:span><text:span text:style-name="T2">, </text:span><text:span text:style-name="T9">which talks about</text:span></text:p>
          <text:list>
            <text:list-item>
              <text:p text:style-name="P5">The days of Noah</text:p>
            </text:list-item>
            <text:list-item>
              <text:p text:style-name="P5">No one expected sudden destruction.</text:p>
            </text:list-item>
            <text:list-item>
              <text:p text:style-name="P5"><text:span text:style-name="T5">Luke 17:31</text:span> <text:span text:style-name="T10">tells no one to flee.</text:span><text:line-break/>You can't flee from Jesus 2nd coming.</text:p>
            </text:list-item>
            <text:list-item>
              <text:p text:style-name="P5"><text:span text:style-name="T5">Luke 17:32-33</text:span> – don't be like Lot's wife – do not be caught up in the care<text:span text:style-name="T10">s</text:span> of this world.<text:line-break/>That is how you are prepared for Jesus' return.<text:line-break/><text:span text:style-name="T10">Bec</text:span>ause you can't outrun it.</text:p>
            </text:list-item>
            <text:list-item>
              <text:p text:style-name="P6"><text:span text:style-name="T5">Luke 17:34-37</text:span> tell us that those taken are taken into judgment.<text:line-break/>Not into heaven.</text:p>
            </text:list-item>
          </text:list>
        </text:list-item>
      </text:list>
      <text:h text:style-name="P3" text:outline-level="5" text:is-list-header="true">Jesus <text:bookmark-start text:name="__RefHeading___Toc332445_1347044286"/>2nd coming has no signs<text:bookmark-end text:name="__RefHeading___Toc332445_1347044286"/></text:h>
      <text:list xml:id="list195226679445415" text:continue-numbering="true" text:style-name="L1">
        <text:list-item text:start-value="1">
          <text:p text:style-name="P7">The first answer had lots of signs <text:span text:style-name="T1">that Jesus said would be seen which led up to the AD 70 Jerusalem destruction</text:span>.</text:p>
          <text:list>
            <text:list-item>
              <text:p text:style-name="P8"><text:span text:style-name="T11">This second answer has </text:span><text:span text:style-name="T12">no signs</text:span><text:span text:style-name="T11"> and </text:span><text:span text:style-name="T12">no predictability</text:span><text:span text:style-name="T11">:<text:line-break/></text:span><text:span text:style-name="T13">v</text:span><text:span text:style-name="T14">36. "</text:span><text:span text:style-name="T15">But of </text:span><text:span text:style-name="T16">that day</text:span><text:span text:style-name="T15"> or </text:span><text:span text:style-name="T16">hour</text:span><text:span text:style-name="T15">, no one knows</text:span><text:span text:style-name="T14">"<text:line-break/>v39. "</text:span><text:span text:style-name="T15">They did not understand</text:span><text:span text:style-name="T14">"<text:line-break/>v42. "</text:span><text:span text:style-name="T15">you do not know</text:span><text:span text:style-name="T14">"<text:line-break/>v43. "</text:span><text:span text:style-name="T15">If the head of the house had known</text:span><text:span text:style-name="T14">"<text:line-break/>v44. "</text:span><text:span text:style-name="T15">coming at </text:span><text:span text:style-name="T16">an hour</text:span><text:span text:style-name="T15"> at when you do not think He will</text:span><text:span text:style-name="T14">"<text:line-break/></text:span><text:span text:style-name="T17">v50. "</text:span><text:span text:style-name="T18">he does not expect him</text:span><text:span text:style-name="T17">" and "</text:span><text:span text:style-name="T18">an hour which he does not know</text:span><text:span text:style-name="T17">"</text:span></text:p>
            </text:list-item>
          </text:list>
        </text:list-item>
      </text:list>
      <text:h text:style-name="P3" text:outline-level="5" text:is-list-header="true"><text:span text:style-name="T17">M</text:span><text:span text:style-name="T19">atthew </text:span><text:bookmark-start text:name="__RefHeading___Toc332447_1347044286"/><text:span text:style-name="T19">24:1-34 vs. 24:35-51</text:span><text:bookmark-end text:name="__RefHeading___Toc332447_1347044286"/></text:h>
      <text:list text:continue-numbering="true" text:style-name="L1">
        <text:list-item text:start-value="1">
          <text:p text:style-name="P9">For the 1st part and 2nd part of Matthew,</text:p>
        </text:list-item>
        <text:list-item>
          <text:p text:style-name="P10">The previous answer had to do with <text:span text:style-name="T20">multiple days</text:span> <text:span text:style-name="T21">(those days, in those days, plural)</text:span>.<text:line-break/>This second answer has to do with a <text:span text:style-name="T22">single </text:span><text:span text:style-name="T20">specific day </text:span><text:span text:style-name="T22">and hour</text:span>.</text:p>
        </text:list-item>
        <text:list-item>
          <text:p text:style-name="P11">In the first answer, there are <text:span text:style-name="T20">lots of warnings about deceptions</text:span>.<text:line-break/><text:span text:style-name="T20">None</text:span> of those warnings are <text:span text:style-name="T20">in th</text:span><text:span text:style-name="T23">e</text:span><text:span text:style-name="T20"> 2nd answer</text:span>.</text:p>
        </text:list-item>
        <text:list-item>
          <text:p text:style-name="P12">In the first answer, you could flee from the danger.</text:p>
          <text:list>
            <text:list-item>
              <text:p text:style-name="P13">In the second anwer, Jesus instead warns against complacency,<text:line-break/><text:span text:style-name="T24">and no comand to flee.</text:span></text:p>
            </text:list-item>
          </text:list>
        </text:list-item>
        <text:list-item>
          <text:p text:style-name="P8"><text:soft-page-break/><text:span text:style-name="T25">From reading the Mark and Luke parallel passages, it appears Matthew has put two of Jesus' judgment </text:span><text:span text:style-name="T26">discourses</text:span><text:span text:style-name="T25"> right next to one another </text:span><text:span text:style-name="T26">and the transition between them is "heaven and earth will pass away", which transitions from the destruction of the temple to the end of the cosmos (eschaton)</text:span><text:span text:style-name="T25">.</text:span></text:p>
        </text:list-item>
      </text:list>
      <text:h text:style-name="P2" text:outline-level="4"><text:span text:style-name="T5">v</text:span><text:bookmark-start text:name="__RefHeading___Toc155241_573321154"/><text:span text:style-name="T5">35 </text:span><text:span text:style-name="T27">H</text:span><text:span text:style-name="T5">eaven and earth pass</text:span><text:bookmark-end text:name="__RefHeading___Toc155241_573321154"/></text:h>
      <text:h text:style-name="P2" text:outline-level="4">v<text:bookmark-start text:name="__RefHeading___Toc155243_573321154"/>36 That day, no one knows<text:bookmark-end text:name="__RefHeading___Toc155243_573321154"/></text:h>
      <text:p text:style-name="P14"><text:span text:style-name="T27">35. </text:span><text:span text:style-name="T28">“</text:span><text:span text:style-name="T29">Heaven and earth will pass away</text:span><text:span text:style-name="T28">, but My words will not pass away.</text:span><text:span text:style-name="T30"><text:line-break/>36. </text:span><text:span text:style-name="T31">But of </text:span><text:span text:style-name="T32">that day</text:span><text:span text:style-name="T31"> and </text:span><text:span text:style-name="T32">hour</text:span><text:span text:style-name="T31"> no one knows</text:span><text:span text:style-name="T33">, not even the angels of heaven, nor the Son, but the Father alone.</text:span></text:p>
      <text:list xml:id="list1802172700" text:style-name="L2">
        <text:list-item>
          <text:p text:style-name="P15">Heaven and earth will pass away</text:p>
          <text:list>
            <text:list-item>
              <text:p text:style-name="P16"><text:span text:style-name="T34">First, the obvious takeaway is that the physical cosmos is temporary and will not last forever; Christ's words </text:span><text:span text:style-name="T35">are forever</text:span><text:span text:style-name="T34">.</text:span></text:p>
            </text:list-item>
            <text:list-item>
              <text:p text:style-name="P17">It appears that starting with this verse <text:span text:style-name="T5">35</text:span> that Jesus switched the topic to talking about what is the actual end<text:span text:style-name="T36">(eschaton – last day)</text:span>.<text:line-break/><text:span text:style-name="T37">The last day is when the heavens and earth pass away, per 2 Peter 3.</text:span></text:p>
            </text:list-item>
            <text:list-item>
              <text:p text:style-name="P17">The temple destruction might seem like the end of the world <text:span text:style-name="T38">to Jesus' disciples, but it will not be the end of days(eschaton), ushering in the eternal state.</text:span></text:p>
            </text:list-item>
            <text:list-item>
              <text:p text:style-name="P15">Heaven and earth will pass away <text:span text:style-name="T39">is </text:span><text:span text:style-name="T40">a</text:span><text:span text:style-name="T39"> point at which we see Matthew inserting material from a different discourse recorded in </text:span><text:span text:style-name="T40">both Mark and Luke.<text:line-break/>It is no wonder why Matthew 24 has confused so many people.</text:span></text:p>
            </text:list-item>
            <text:list-item>
              <text:p text:style-name="P18">I believe <text:span text:style-name="T5">Luke 21:33-35</text:span> is contrasting Jesus 2nd coming with <text:span text:style-name="T5">Luke 21:36</text:span>.<text:line-break/>See the commentary on that section for details for why i think "<text:span text:style-name="T29">Heaven and earth will pass away</text:span>" refers to Jesus 2nd coming.<text:line-break/><text:span text:style-name="T41">33.</text:span><text:span text:style-name="T42"> </text:span><text:span text:style-name="T43">“</text:span><text:span text:style-name="T44">Heaven and earth will pass away</text:span><text:span text:style-name="T43">, but My words will by no means pass away.</text:span><text:span text:style-name="T42"><text:line-break/></text:span><text:span text:style-name="T41">34.</text:span><text:span text:style-name="T42"> </text:span><text:span text:style-name="T43">“But take heed to yourselves, lest your hearts be weighed down with carousing, drunkenness, and cares of this life, and </text:span><text:span text:style-name="T45">that Day</text:span><text:span text:style-name="T43"> come on you unexpectedly.</text:span><text:span text:style-name="T42"><text:line-break/></text:span><text:span text:style-name="T41">35. </text:span><text:span text:style-name="T43">“For it will come as a snare on </text:span><text:span text:style-name="T45">all</text:span><text:span text:style-name="T43"> those who dwell on the face of the </text:span><text:span text:style-name="T45">whole</text:span><text:span text:style-name="T43"> earth.<text:line-break/></text:span><text:span text:style-name="T46">36. </text:span><text:span text:style-name="T47">“Watch therefore, and pray always that you may be counted worthy[fn] to escape all these things that will come to pass, and to stand before the Son of Man.”</text:span></text:p>
            </text:list-item>
            <text:list-item>
              <text:p text:style-name="P18">I believe <text:span text:style-name="T5">Mark 13:31</text:span> which uses this "<text:span text:style-name="T29">Heaven and earth will pass away</text:span>" phrase also refers to Jesus 2nd coming.</text:p>
            </text:list-item>
            <text:list-item>
              <text:p text:style-name="P18">With that analysis, all <text:span text:style-name="T48">3 </text:span>uses of the phrase <text:span text:style-name="T48">in Mark, Luke, and Matthew</text:span> refer to Jesus 2nd coming, <text:span text:style-name="T48">in my belief.<text:line-break/>That happens to coincide with the apriori(seemily obvious by first impression) sense that the heavens and earth passing away is the end of the heavens and earth, and ushering in of the eternal state.<text:line-break/>See the next part where </text:span><text:span text:style-name="T49">2 Peter 3</text:span><text:span text:style-name="T48"> seems to agree, though he uses different verbiage. </text:span></text:p>
            </text:list-item>
          </text:list>
        </text:list-item>
      </text:list>
      <text:h text:style-name="P3" text:outline-level="5" text:is-list-header="true"><text:bookmark-start text:name="__RefHeading___Toc332449_1347044286"/><text:soft-page-break/>Peter tells us heavens pass when Jesus returns<text:bookmark-end text:name="__RefHeading___Toc332449_1347044286"/></text:h>
      <text:list text:continue-numbering="true" text:style-name="L2">
        <text:list-item text:start-value="1">
          <text:p text:style-name="P19"><text:span text:style-name="T5">2 Peter 3:</text:span><text:span text:style-name="T50">7-12</text:span> says when Christ returns, the heavens and earth will pass away:<text:line-break/><text:span text:style-name="T5">7.</text:span> <text:span text:style-name="T43">But by His word the present </text:span><text:span text:style-name="T44">heavens</text:span><text:span text:style-name="T43"> and </text:span><text:span text:style-name="T44">earth</text:span><text:span text:style-name="T43"> are being </text:span><text:span text:style-name="T44">reserved for fire</text:span><text:span text:style-name="T43">, being kept for</text:span><text:span text:style-name="T44"> the day</text:span><text:span text:style-name="T43"> of judgment and destruction of ungodly men.</text:span><text:line-break/><text:span text:style-name="T5">10.</text:span> <text:span text:style-name="T43">But the day of the Lord will come </text:span><text:span text:style-name="T44">like a thief</text:span><text:span text:style-name="T43">, in which the </text:span><text:span text:style-name="T44">heavens will pass away</text:span><text:span text:style-name="T43"> with a roar and the elements will be </text:span><text:span text:style-name="T44">destroyed</text:span><text:span text:style-name="T43"> with intense </text:span><text:span text:style-name="T44">heat</text:span><text:span text:style-name="T43">, and the </text:span><text:span text:style-name="T44">earth</text:span><text:span text:style-name="T43"> and [fn]its works will be [fn]found out.<text:line-break/></text:span><text:span text:style-name="T41">12.</text:span><text:span text:style-name="T42"> </text:span><text:span text:style-name="T43">looking for and hastening the </text:span><text:span text:style-name="T44">coming</text:span><text:span text:style-name="T43"> of the day of God, because of which the </text:span><text:span text:style-name="T44">heavens</text:span><text:span text:style-name="T43"> burning will be </text:span><text:span text:style-name="T44">destroyed</text:span><text:span text:style-name="T43">, and the elements will melt with intense heat!</text:span></text:p>
          <text:list>
            <text:list-item>
              <text:p text:style-name="P20">So the heavens and earth do seem to pass away when Jesus returns.</text:p>
            </text:list-item>
          </text:list>
        </text:list-item>
        <text:list-item>
          <text:p text:style-name="P17"><text:span text:style-name="T50">Is v36 part of v35 or part of v37-51?</text:span><text:span text:style-name="T30"><text:line-break/></text:span><text:span text:style-name="T51">The other interpretation would be that Jesus is simply doubling-down on His previous assertion about "this generation", </text:span><text:span text:style-name="T52">but the content of the next verse makes that seem less probable </text:span><text:span text:style-name="T53">since the next verse builds on this verse</text:span><text:span text:style-name="T51">.</text:span></text:p>
        </text:list-item>
        <text:list-item>
          <text:p text:style-name="P21">that day</text:p>
          <text:list>
            <text:list-item>
              <text:p text:style-name="P22"><text:span text:style-name="T54">T</text:span><text:span text:style-name="T42">hat day when the heavens and the earth pass away.</text:span></text:p>
              <text:list>
                <text:list-item>
                  <text:p text:style-name="P16"><text:span text:style-name="T55">No one knows that day, not even Jesus at that moment while </text:span><text:span text:style-name="T56">He is </text:span><text:span text:style-name="T55">in His incarnate form.</text:span></text:p>
                </text:list-item>
                <text:list-item>
                  <text:p text:style-name="P23">Jesus would give signs for the temple destruction, but for the last day(eschaton), He gives no sign.</text:p>
                </text:list-item>
                <text:list-item>
                  <text:p text:style-name="P24"><text:span text:style-name="T42">Jesus says the day heaven and earth pass away will be like any other day. <text:line-break/>The example He gives is Noah and the flood </text:span><text:span text:style-name="T57">where people do all the things they normally do when they aren't expecting to die that day.</text:span></text:p>
                </text:list-item>
              </text:list>
            </text:list-item>
            <text:list-item>
              <text:p text:style-name="P16"><text:span text:style-name="T54">...The previous days mentioned so far were "</text:span><text:span text:style-name="T58">those days</text:span><text:span text:style-name="T54">".<text:line-break/>We are now </text:span><text:span text:style-name="T59">looking at Jesus' description of</text:span><text:span text:style-name="T54"> "</text:span><text:span text:style-name="T60">that</text:span><text:span text:style-name="T54">" day, </text:span><text:span text:style-name="T59">still in our future.</text:span></text:p>
              <text:list>
                <text:list-item>
                  <text:p text:style-name="P25">Jesus switches to the second part of their question; except the end isn't when Jerusalem is attacked</text:p>
                </text:list-item>
                <text:list-item>
                  <text:p text:style-name="P16"><text:span text:style-name="T61">This is a specific, singular day - "</text:span><text:span text:style-name="T62">that day</text:span><text:span text:style-name="T61">".</text:span></text:p>
                </text:list-item>
                <text:list-item>
                  <text:p text:style-name="P16"><text:span text:style-name="T61">The previous verses said "those days", so we k</text:span><text:span text:style-name="T63">now</text:span><text:span text:style-name="T61"> Jesus changed what He was talking about.</text:span></text:p>
                </text:list-item>
                <text:list-item>
                  <text:p text:style-name="P16"><text:span text:style-name="T64">in '</text:span><text:span text:style-name="T65">that day</text:span><text:span text:style-name="T64">', heaven and earth will pass away,<text:line-break/>but His words will never pass away </text:span><text:span text:style-name="T66">(</text:span><text:span text:style-name="T67">in contrast</text:span><text:span text:style-name="T68">)</text:span><text:span text:style-name="T64">.</text:span></text:p>
                </text:list-item>
                <text:list-item>
                  <text:p text:style-name="P16"><text:span text:style-name="T69">That day</text:span><text:span text:style-name="T70"> is when heaven and earth pass away. <text:line-break/>Th</text:span><text:span text:style-name="T63">is is the</text:span><text:span text:style-name="T70"> </text:span><text:span text:style-name="T71">end of time</text:span><text:span text:style-name="T72">; </text:span><text:span text:style-name="T73">the </text:span><text:span text:style-name="T74">eternal state</text:span><text:span text:style-name="T73">.<text:line-break/></text:span><text:span text:style-name="T75">No human knows the day or hour of when </text:span><text:span text:style-name="T76">Jesus' 2nd coming/advent is.</text:span></text:p>
                </text:list-item>
                <text:list-item>
                  <text:p text:style-name="P16"><text:span text:style-name="T77">See </text:span><text:span text:style-name="T78">2 Timothy 1:12+18</text:span><text:span text:style-name="T79"><text:line-break/>where Paul talks about "</text:span><text:span text:style-name="T80">that day</text:span><text:span text:style-name="T79">".</text:span><text:span text:style-name="T70"><text:line-break/></text:span><text:soft-page-break/><text:span text:style-name="T81">12. </text:span><text:span text:style-name="T82">"</text:span><text:span text:style-name="T83">... I am convinced that he is able to guard until </text:span><text:span text:style-name="T84">that day</text:span><text:span text:style-name="T83"> what has been entrusted to me.</text:span><text:span text:style-name="T82">"<text:line-break/></text:span><text:span text:style-name="T81">18. </text:span><text:span text:style-name="T82">"</text:span><text:span text:style-name="T83">may the Lord grant him to find mercy from the Lord on </text:span><text:span text:style-name="T84">that day</text:span><text:span text:style-name="T83">!...</text:span><text:span text:style-name="T82">"<text:line-break/></text:span><text:span text:style-name="T85">(upon talking about how good the household of Onesiphoroous was to him[Paul])</text:span></text:p>
                  <text:list>
                    <text:list-item>
                      <text:p text:style-name="P16"><text:span text:style-name="T86">O</text:span><text:span text:style-name="T87">f course, this is citing a different New Testament author, so this quote is not as authoritative on how Matthew writes</text:span><text:span text:style-name="T88">(in the context of comparing use of language)</text:span><text:span text:style-name="T87">.</text:span></text:p>
                    </text:list-item>
                  </text:list>
                </text:list-item>
              </text:list>
            </text:list-item>
          </text:list>
        </text:list-item>
        <text:list-item>
          <text:p text:style-name="P26">But of that day and hour no one knows </text:p>
          <text:list>
            <text:list-item>
              <text:p text:style-name="P27"><text:span text:style-name="T89">A 1st century Jew would recognize t</text:span><text:span text:style-name="T90">his </text:span><text:span text:style-name="T89">a</text:span><text:span text:style-name="T90"> </text:span><text:span text:style-name="T91">F</text:span><text:span text:style-name="T90">estival language.</text:span></text:p>
              <text:list>
                <text:list-item>
                  <text:p text:style-name="P28">The feast of Trumpets was at hand.</text:p>
                </text:list-item>
                <text:list-item>
                  <text:p text:style-name="P28">It's the only one of the 7 feasts that began on the 1st day of the month.</text:p>
                </text:list-item>
                <text:list-item>
                  <text:p text:style-name="P28">How did they determine the 1st day of the month? By the moon.<text:line-break/>As soon as the people watching for the moon; when they see it, they were to run to the high priest to know when to start the feast.</text:p>
                </text:list-item>
                <text:list-item>
                  <text:p text:style-name="P29">No one knew the exact hour of when the moon would show up.</text:p>
                </text:list-item>
              </text:list>
            </text:list-item>
            <text:list-item>
              <text:p text:style-name="P30">Jesus already gave the signs for 70 AD, which was what the first 2 questions were about.</text:p>
              <text:list>
                <text:list-item>
                  <text:p text:style-name="P30">Now Jesus is moving onto something for which there are no signs.</text:p>
                </text:list-item>
              </text:list>
            </text:list-item>
          </text:list>
        </text:list-item>
      </text:list>
      <text:h text:style-name="P2" text:outline-level="4"><text:span text:style-name="T92">V</text:span><text:bookmark-start text:name="__RefHeading___Toc155245_573321154"/><text:span text:style-name="T92">37-41 </text:span>As the days of Noah<text:bookmark-end text:name="__RefHeading___Toc155245_573321154"/></text:h>
      <text:p text:style-name="P31"><text:span text:style-name="T93">37. </text:span><text:span text:style-name="T90">"</text:span><text:span text:style-name="T94">For as were </text:span><text:span text:style-name="T95">the days of Noah</text:span><text:span text:style-name="T94">, so will be the coming</text:span><text:span text:style-name="T96">[parousia]</text:span><text:span text:style-name="T94"> of the Son of Man.</text:span><text:span text:style-name="T90">"<text:line-break/></text:span><text:span text:style-name="T93">38. </text:span><text:span text:style-name="T90">"</text:span><text:span text:style-name="T94">For as in </text:span><text:span text:style-name="T95">those days before the flood</text:span><text:span text:style-name="T94"> they were eating and drinking, marrying and giving in marriage, </text:span><text:span text:style-name="T95">until the day</text:span><text:span text:style-name="T94"> when Noah entered the ark,</text:span><text:span text:style-name="T90">"</text:span></text:p>
      <text:list text:style-name="L3">
        <text:list-item>
          <text:p text:style-name="P32"><text:span text:style-name="T93">Luke 17:2</text:span><text:span text:style-name="T97">8</text:span><text:span text:style-name="T93">-2</text:span><text:span text:style-name="T98">9</text:span><text:span text:style-name="T93"> </text:span><text:span text:style-name="T90">from the parallel account adds this:<text:line-break/></text:span><text:span text:style-name="T93">28. </text:span><text:span text:style-name="T90">"</text:span><text:span text:style-name="T94">“[fn]It was the same as in the days of Lot—they were </text:span><text:span text:style-name="T95">eating</text:span><text:span text:style-name="T94">, they were </text:span><text:span text:style-name="T95">drinking</text:span><text:span text:style-name="T94">, they were </text:span><text:span text:style-name="T95">buying</text:span><text:span text:style-name="T94">, they were </text:span><text:span text:style-name="T95">selling</text:span><text:span text:style-name="T94">, they were </text:span><text:span text:style-name="T95">planting</text:span><text:span text:style-name="T94">, they were </text:span><text:span text:style-name="T95">building</text:span><text:span text:style-name="T94">;</text:span><text:span text:style-name="T90">"<text:line-break/></text:span><text:span text:style-name="T93">29.</text:span><text:span text:style-name="T90"> "</text:span><text:span text:style-name="T94">but on the day that Lot went out from Sodom it rained fire and [fn]brimstone from heaven and destroyed them all.</text:span><text:span text:style-name="T90">"<text:line-break/></text:span><text:span text:style-name="T98">30.</text:span><text:span text:style-name="T99"> "</text:span><text:span text:style-name="T100">“It will be [fn]just the same on the day that the Son of Man is revealed.</text:span><text:span text:style-name="T99">"</text:span></text:p>
          <text:list>
            <text:list-item>
              <text:p text:style-name="P33"><text:span text:style-name="T99">T</text:span><text:span text:style-name="T90">he days <text:s/>preceeding the Great Flood will be the same as the day before the Son of Man is revealed. How? People will do what they have always done. No one will expect sudden destruction.</text:span></text:p>
            </text:list-item>
          </text:list>
        </text:list-item>
        <text:list-item>
          <text:p text:style-name="P34"><text:span text:style-name="T90">The Great Flood event caught people by surprise; </text:span><text:span text:style-name="T101">there were no signs.</text:span></text:p>
        </text:list-item>
        <text:list-item>
          <text:p text:style-name="P35"><text:span text:style-name="T102">Eating, drinking, buying, selling, planting, and building</text:span> are <text:span text:style-name="T103">the things</text:span> people do <text:span text:style-name="T104">when they </text:span><text:span text:style-name="T105">do not</text:span><text:span text:style-name="T103"> think </text:span><text:span text:style-name="T104">they are going to die that day.<text:line-break/></text:span><text:span text:style-name="T106">If you thought you were going to die in a cataclysmic event later this evening, you wouldn't be doing any of those things.</text:span></text:p>
        </text:list-item>
        <text:list-item>
          <text:p text:style-name="P36"><text:soft-page-break/>Notice that Jesus does not list bad things <text:span text:style-name="T107">(ie. Raping, pillaging)</text:span> that the unrighteous were doing during the time of Noah. </text:p>
          <text:list>
            <text:list-item>
              <text:p text:style-name="P36">So when people say that evil in the world is a sign that Jesus is coming back soon, that isn't based on Matthew 24.</text:p>
            </text:list-item>
            <text:list-item>
              <text:p text:style-name="P37">Jesus is not telling us the days of the end times are going to have lots of sinful behaviors.</text:p>
            </text:list-item>
          </text:list>
        </text:list-item>
        <text:list-item>
          <text:p text:style-name="P38">There's a good reason for there being no sign</text:p>
          <text:list>
            <text:list-item>
              <text:p text:style-name="P39">What would people do if there were signs? They'd slack.</text:p>
            </text:list-item>
            <text:list-item>
              <text:p text:style-name="P38">The Church has 'cried wolf' so much already about 'signs' of the end times.<text:line-break/><text:span text:style-name="T108">The Church has lost so much credibility in the eyes of the world because of this.</text:span></text:p>
            </text:list-item>
            <text:list-item>
              <text:p text:style-name="P38">We should live like Jesus could come back any day.</text:p>
            </text:list-item>
            <text:list-item>
              <text:p text:style-name="P40">To the believer, we still have to stand before the judgment seat of Christ whether we die today or Christ comes back today; it should make no difference to us.</text:p>
            </text:list-item>
            <text:list-item>
              <text:p text:style-name="P40">We should look forward to Christ's coming, but not look for signs.</text:p>
            </text:list-item>
          </text:list>
        </text:list-item>
      </text:list>
      <text:p text:style-name="P31"><text:span text:style-name="T93">39. </text:span><text:span text:style-name="T94">and </text:span><text:span text:style-name="T95">they</text:span><text:span text:style-name="T94"> were </text:span><text:span text:style-name="T95">unaware</text:span><text:span text:style-name="T94"> until the flood came and </text:span><text:span text:style-name="T95">swept them all away</text:span><text:span text:style-name="T94">, so will be the coming of the Son of Man.</text:span><text:span text:style-name="T90"><text:line-break/></text:span><text:span text:style-name="T93">40. </text:span><text:span text:style-name="T94">Then two men will be in the field; </text:span><text:span text:style-name="T95">one will be taken</text:span><text:span text:style-name="T94"> and </text:span><text:span text:style-name="T95">one left</text:span><text:span text:style-name="T94">.</text:span><text:span text:style-name="T90"><text:line-break/></text:span><text:span text:style-name="T93">41. </text:span><text:span text:style-name="T94">Two women will be grinding at the mill; one will be taken and one left.</text:span></text:p>
      <text:list text:style-name="L4">
        <text:list-item>
          <text:p text:style-name="P41">they<text:span text:style-name="T43"> were </text:span>unaware<text:span text:style-name="T42">...</text:span><text:span text:style-name="T43">flood</text:span><text:span text:style-name="T42">...</text:span>swept them all away</text:p>
          <text:list>
            <text:list-item>
              <text:p text:style-name="P42"><text:span text:style-name="T109">they </text:span><text:span text:style-name="T110">were unaware.</text:span></text:p>
            </text:list-item>
            <text:list-item>
              <text:p text:style-name="P42"><text:span text:style-name="T109">they </text:span><text:span text:style-name="T110">were swept away/killed and were the wicked ones.</text:span></text:p>
            </text:list-item>
            <text:list-item>
              <text:p text:style-name="P42"><text:span text:style-name="T111">T</text:span><text:span text:style-name="T90">he ones "swept away" are the </text:span><text:span text:style-name="T110">wicked </text:span><text:span text:style-name="T90">ones "taken" </text:span><text:span text:style-name="T112">in Jesus' comparison</text:span><text:span text:style-name="T90">.</text:span></text:p>
            </text:list-item>
            <text:list-item>
              <text:p text:style-name="P43"><text:span text:style-name="T113">As we see in the next verse, the ones "taken" are killed, not rescued </text:span><text:span text:style-name="T114">or raptured</text:span><text:span text:style-name="T113">.</text:span></text:p>
            </text:list-item>
          </text:list>
        </text:list-item>
        <text:list-item>
          <text:p text:style-name="P44">one left</text:p>
        </text:list-item>
      </text:list>
      <text:list text:style-name="L5">
        <text:list-item>
          <text:list>
            <text:list-item>
              <text:p text:style-name="P45"><text:span text:style-name="T115">Who is </text:span><text:span text:style-name="T116">left remaining</text:span><text:span text:style-name="T115"> in the Great Flood?<text:line-break/>God's people?</text:span></text:p>
            </text:list-item>
          </text:list>
        </text:list-item>
        <text:list-item>
          <text:p text:style-name="P46">one will be taken</text:p>
          <text:list>
            <text:list-item>
              <text:p text:style-name="P45"><text:span text:style-name="T115">Who was </text:span><text:span text:style-name="T117">judged and </text:span><text:span text:style-name="T116">taken</text:span><text:span text:style-name="T115">/'</text:span><text:span text:style-name="T118">swept</text:span><text:span text:style-name="T115"> away' in </text:span><text:span text:style-name="T119">Noah's </text:span><text:span text:style-name="T120">Great F</text:span><text:span text:style-name="T119">lood</text:span><text:span text:style-name="T115">?<text:line-break/>The unbelivers.</text:span></text:p>
            </text:list-item>
            <text:list-item>
              <text:p text:style-name="P47"><text:span text:style-name="T115">O</text:span><text:span text:style-name="T90">nly the (mostly Jewish in this case)Christians who listened to the words of Christ to escape this calam</text:span><text:span text:style-name="T121">i</text:span><text:span text:style-name="T90">tous event.</text:span></text:p>
            </text:list-item>
          </text:list>
        </text:list-item>
        <text:list-item>
          <text:p text:style-name="P48"><text:span text:style-name="T122">Tradition with Dispensational premillenialism has it flipped opposite<text:line-break/>where the </text:span><text:span text:style-name="T123">unbelievers</text:span><text:span text:style-name="T122"> are </text:span><text:span text:style-name="T123">left remaining</text:span><text:span text:style-name="T122"><text:line-break/>and <text:line-break/></text:span><text:span text:style-name="T123">God's people</text:span><text:span text:style-name="T122"> are </text:span><text:span text:style-name="T123">taken</text:span></text:p>
        </text:list-item>
        <text:list-item>
          <text:p text:style-name="P49"><text:soft-page-break/><text:span text:style-name="T95">one will be taken</text:span><text:span text:style-name="T94"> and </text:span><text:span text:style-name="T95">one left</text:span></text:p>
          <text:list>
            <text:list-item>
              <text:p text:style-name="P50">You have two people described in close proximity to one another.</text:p>
            </text:list-item>
            <text:list-item>
              <text:p text:style-name="P51"><text:span text:style-name="T113">One is taken. Luke shows the disciples asking where they are taken.<text:line-break/></text:span><text:span text:style-name="T124">Luke 17:34-37</text:span><text:span text:style-name="T125"><text:line-break/></text:span><text:span text:style-name="T126">34. </text:span><text:span text:style-name="T127">"I tell you, </text:span><text:span text:style-name="T128">on that night</text:span><text:span text:style-name="T127"> there will be two in one bed; </text:span><text:span text:style-name="T128">one</text:span><text:span text:style-name="T127"> will be </text:span><text:span text:style-name="T128">taken</text:span><text:span text:style-name="T127"> and the </text:span><text:span text:style-name="T128">other</text:span><text:span text:style-name="T127"> will be </text:span><text:span text:style-name="T128">left</text:span><text:span text:style-name="T127">.<text:line-break/></text:span><text:span text:style-name="T126">35. </text:span><text:span text:style-name="T127">"There will be two women grinding [grain] at the same place; </text:span><text:span text:style-name="T128">one</text:span><text:span text:style-name="T127"> will be </text:span><text:span text:style-name="T128">taken</text:span><text:span text:style-name="T127"> and the </text:span><text:span text:style-name="T128">other</text:span><text:span text:style-name="T127"> will be </text:span><text:span text:style-name="T128">left</text:span><text:span text:style-name="T127">.<text:line-break/></text:span><text:span text:style-name="T126">36.</text:span><text:span text:style-name="T129"> </text:span><text:span text:style-name="T127">["Two men will be in the field; </text:span><text:span text:style-name="T128">one</text:span><text:span text:style-name="T127"> will be </text:span><text:span text:style-name="T128">taken</text:span><text:span text:style-name="T127"> and the </text:span><text:span text:style-name="T128">other</text:span><text:span text:style-name="T127"> will be </text:span><text:span text:style-name="T128">left</text:span><text:span text:style-name="T127">."]<text:line-break/></text:span><text:span text:style-name="T126">37.</text:span><text:span text:style-name="T129"> </text:span><text:span text:style-name="T127">And answering they said to Him, "</text:span><text:span text:style-name="T128">Where</text:span><text:span text:style-name="T127">, Lord?" And He said to them, "</text:span><text:span text:style-name="T128">Where</text:span><text:span text:style-name="T127"> the </text:span><text:span text:style-name="T128">body</text:span><text:span text:style-name="T127"> [is], there </text:span><text:span text:style-name="T128">also</text:span><text:span text:style-name="T127"> the </text:span><text:span text:style-name="T128">vultures</text:span><text:span text:style-name="T127"> will be gathered."</text:span></text:p>
              <text:list>
                <text:list-item>
                  <text:p text:style-name="P52">Where, Lord?<text:tab/><text:tab/></text:p>
                  <text:list>
                    <text:list-item>
                      <text:p text:style-name="P45"><text:span text:style-name="T130">Jesus said that just as those who are taken in Noah's flood were "swept away" (died), these people who are taken will also be dead.<text:line-break/>Where are these dead bodies?<text:line-break/>Follow </text:span><text:span text:style-name="T131">the vultures</text:span><text:span text:style-name="T130">; they'll show you where the dead bodies will be.</text:span></text:p>
                    </text:list-item>
                    <text:list-item>
                      <text:p text:style-name="P50">This means the ones taken will die.<text:line-break/>The Dispensational view is opposite, instead stating that the ones taken are "raptured".</text:p>
                    </text:list-item>
                    <text:list-item>
                      <text:p text:style-name="P53">When Jesus comes back, the wicked will be judged.</text:p>
                      <text:list>
                        <text:list-item>
                          <text:p text:style-name="P45"><text:span text:style-name="T132">2 Thessalonians 1:8</text:span><text:span text:style-name="T133"> says Jesus will "</text:span><text:span text:style-name="T134">execute vengeance on those who do not know God and to those who do not obey the gospel of our Lord Jesus.</text:span><text:span text:style-name="T133">"</text:span></text:p>
                        </text:list-item>
                        <text:list-item>
                          <text:p text:style-name="P53"><text:span text:style-name="T135">Psalm 91:7-</text:span><text:span text:style-name="T136">8</text:span><text:span text:style-name="T137"><text:line-break/></text:span><text:span text:style-name="T136">7.</text:span><text:span text:style-name="T138"> </text:span><text:span text:style-name="T137">"</text:span><text:span text:style-name="T139">A thousand may fall at your side<text:line-break/></text:span><text:span text:style-name="T43">And ten thousand at your right hand,<text:line-break/>But it shall not approach you.</text:span>"<text:line-break/><text:span text:style-name="T136">8.</text:span><text:span text:style-name="T138"> "</text:span><text:span text:style-name="T140">You will only look on with your eyes<text:line-break/></text:span><text:span text:style-name="T43">And see the recompense of the wicked.</text:span>"</text:p>
                        </text:list-item>
                        <text:list-item>
                          <text:p text:style-name="P54">The wicked are judged. <text:line-break/>The righteous remain.</text:p>
                          <text:list>
                            <text:list-item>
                              <text:p text:style-name="P55">The righteous will still be raptured to meet the Lord in the air for the 2nd advent of Christ, but Jesus is specifically honing in on what will happen to the unrighteous in this part of His discourse.</text:p>
                            </text:list-item>
                          </text:list>
                        </text:list-item>
                      </text:list>
                    </text:list-item>
                  </text:list>
                </text:list-item>
              </text:list>
            </text:list-item>
          </text:list>
        </text:list-item>
        <text:list-item>
          <text:p text:style-name="P56">Reasons this second answer in v<text:span text:style-name="T141">3</text:span>5 and onward is not referring to the temple destruction</text:p>
          <text:list>
            <text:list-item>
              <text:p text:style-name="P53"><text:span text:style-name="T142">There was </text:span><text:span text:style-name="T143">no righteous and unrighteous </text:span><text:span text:style-name="T144">in close proximity</text:span><text:span text:style-name="T145"> </text:span><text:span text:style-name="T146">to Jerusalem </text:span><text:span text:style-name="T142">in the AD 70 destruction,</text:span></text:p>
              <text:list>
                <text:list-item>
                  <text:p text:style-name="P45"><text:soft-page-break/><text:span text:style-name="T147">because </text:span><text:span text:style-name="T148">e</text:span><text:span text:style-name="T149">veryone</text:span><text:span text:style-name="T150"> in Jerusalem were the wicked.</text:span><text:span text:style-name="T151"><text:line-break/></text:span><text:span text:style-name="T150">At that time, t</text:span><text:span text:style-name="T151">he righteous were not in the city.<text:line-break/>They fled to the mountains like Jesus said, into a place called Pella.</text:span></text:p>
                </text:list-item>
                <text:list-item>
                  <text:p text:style-name="P45"><text:span text:style-name="T152">In the AD 70 destruction, the unrighteous in Jerusalem were not eating, drinking, and getting married. They were starving </text:span><text:span text:style-name="T153">and eating one another.<text:line-break/></text:span><text:span text:style-name="T154">The folks being judged at AD 70 therefore do not fit the description of those judged.<text:line-break/></text:span><text:span text:style-name="T155">(Or, it could mean that those who remained in Jerusalem are the ungodly and that they were eating and drinking before the events leading up to the siege happened.<text:line-break/>The idea is that the wicked are acting as if crucifying Christ didn't happen and there was no impending judgment)</text:span></text:p>
                </text:list-item>
                <text:list-item>
                  <text:p text:style-name="P45"><text:span text:style-name="T156">The 2nd advent that Jesus is describing </text:span><text:span text:style-name="T157">here are</text:span><text:span text:style-name="T156"> peacetime activities, not activities people do during a siege, </text:span><text:span text:style-name="T158">as if </text:span><text:span text:style-name="T159">people</text:span><text:span text:style-name="T158"> didn't know they were in danger</text:span><text:span text:style-name="T156">.<text:line-break/></text:span><text:span text:style-name="T160">That was not the case in 70 AD.</text:span></text:p>
                </text:list-item>
              </text:list>
            </text:list-item>
          </text:list>
        </text:list-item>
      </text:list>
      <text:h text:style-name="P57" text:outline-level="3"><text:span text:style-name="T161">v</text:span><text:bookmark-start text:name="__RefHeading___Toc155247_573321154"/><text:span text:style-name="T93">42-51 Jesus warns readiness for His 2nd coming</text:span><text:bookmark-end text:name="__RefHeading___Toc155247_573321154"/></text:h>
      <text:list text:style-name="L6">
        <text:list-item>
          <text:p text:style-name="P58">One could argue v42-51 could be talking about AD 70 in that people need to remain alert,<text:line-break/>but as far as I'm aware, anytime Jesus mentions coming as a thief in the night, it refers to His 2nd coming.</text:p>
        </text:list-item>
      </text:list>
      <text:p text:style-name="P14"><text:span text:style-name="T161">42. </text:span><text:span text:style-name="T162">"Therefore, stay awake, for you do not know on what day your Lord is coming.</text:span><text:span text:style-name="T111"><text:line-break/></text:span><text:span text:style-name="T161">43. </text:span><text:span text:style-name="T163">"But know this, that if the master of the house had known in what part of the </text:span><text:span text:style-name="T164">night</text:span><text:span text:style-name="T163"> the </text:span><text:span text:style-name="T164">thief</text:span><text:span text:style-name="T163"> was coming, he would have stayed awake and would not have let his house be broken into.</text:span><text:span text:style-name="T91"><text:line-break/></text:span><text:span text:style-name="T161">44. </text:span><text:span text:style-name="T162">Therefore you also must be ready, for the Son of Man is coming at an hour you do not expect.</text:span><text:span text:style-name="T111"><text:line-break/></text:span><text:span text:style-name="T161">45.</text:span><text:span text:style-name="T111"> </text:span><text:span text:style-name="T162">“Who then is the faithful and sensible slave whom his [fn]master put in charge of his household slaves, to give them their food at the proper time?</text:span><text:span text:style-name="T111"><text:line-break/></text:span><text:span text:style-name="T165">46. </text:span><text:span text:style-name="T166">“Blessed is that slave whom his [fn]master finds so doing when he comes.</text:span><text:span text:style-name="T167"><text:line-break/></text:span><text:span text:style-name="T165">47. </text:span><text:span text:style-name="T166">“Truly I say to you that he will put him in charge of all his possessions.</text:span><text:span text:style-name="T167"><text:line-break/></text:span><text:span text:style-name="T165">48. </text:span><text:span text:style-name="T166">“But if that evil slave says in his heart, ‘My [fn]master [fn]is not coming for a long time,’</text:span><text:span text:style-name="T167"><text:line-break/></text:span><text:span text:style-name="T165">49.</text:span><text:span text:style-name="T167"> </text:span><text:span text:style-name="T166">and he begins to beat his fellow slaves, and he eats and drinks with those habitually drunk;</text:span><text:span text:style-name="T167"><text:line-break/></text:span><text:span text:style-name="T165">50.</text:span><text:span text:style-name="T167"> </text:span><text:span text:style-name="T166">then the [fn]master of that slave will come on a day that he does not expect, and at an hour that he does not know,</text:span><text:span text:style-name="T167"><text:line-break/></text:span><text:span text:style-name="T165">51.</text:span><text:span text:style-name="T167"> </text:span><text:span text:style-name="T166">and he will [fn]cut him in two and assign [fn]him a place with the hypocrites; in that place there will be weeping and gnashing of teeth.</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chapter">
      <style:paragraph-properties fo:margin-left="-0.4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left="-0.3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left="-0.2in" fo:text-indent="0in" style:auto-text-indent="false"/>
      <style:text-properties fo:font-size="85%" fo:font-weight="bold" style:font-size-asian="85%" style:font-weight-asian="bold" style:font-size-complex="85%" style:font-weight-complex="bold"/>
    </style:style>
    <style:style style:name="Numbering_20_Symbols" style:display-name="Numbering Symbols" style:family="text">
      <style:text-properties fo:color="#000000" loext:opacity="100%" fo:font-style="normal" fo:font-weight="normal" style:font-style-asian="normal" style:font-weight-asian="normal"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9T19:52:17.991096100</meta:creation-date>
    <dc:date>2025-08-19T19:52:24.457045100</dc:date>
    <meta:editing-duration>PT6S</meta:editing-duration>
    <meta:editing-cycles>2</meta:editing-cycles>
    <meta:generator>LibreOffice/25.2.5.2$Windows_X86_64 LibreOffice_project/03d19516eb2e1dd5d4ccd751a0d6f35f35e08022</meta:generator>
    <meta:document-statistic meta:table-count="0" meta:image-count="0" meta:object-count="0" meta:page-count="7" meta:paragraph-count="101" meta:word-count="2710" meta:character-count="14225" meta:non-whitespace-character-count="11690"/>
  </office:meta>
</office:document-meta>
</file>